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4260" office:value-type="float"/>
          <table:table-cell office:value-type="string">
            <text:p>United</text:p>
          </table:table-cell>
          <table:table-cell office:value-type="string">
            <text:p>@united is Late Flight again. <text:s/>Everyone braved the weather and 40 passengers are waiting for a flight crew. <text:s/>Really!</text:p>
          </table:table-cell>
          <table:table-cell office:value="9.519838454804177" office:value-type="float"/>
          <table:table-cell office:value="0.0" office:value-type="float"/>
          <table:table-cell office:value="0.6" office:value-type="float"/>
        </table:table-row>
        <table:table-row>
          <table:table-cell office:value="12680" office:value-type="float"/>
          <table:table-cell office:value-type="string">
            <text:p>American</text:p>
          </table:table-cell>
          <table:table-cell office:value-type="string">
            <text:p>@AmericanAir Cancelled Flight my flight saying it is cause of weather condition when it was the only flight that was Cancelled Flight</text:p>
          </table:table-cell>
          <table:table-cell office:value="8.414353070401823" office:value-type="float"/>
          <table:table-cell office:value="0.167" office:value-type="float"/>
          <table:table-cell office:value="0.5971253690920897" office:value-type="float"/>
        </table:table-row>
        <table:table-row>
          <table:table-cell office:value="10416" office:value-type="float"/>
          <table:table-cell office:value-type="string">
            <text:p>US Airways</text:p>
          </table:table-cell>
          <table:table-cell office:value-type="string">
            <text:p>@USAirways I should also add the weather conditions are terrible. Expecting 18 inches of snow. Any advice?</text:p>
          </table:table-cell>
          <table:table-cell office:value="8.414353070401823" office:value-type="float"/>
          <table:table-cell office:value="0.162" office:value-type="float"/>
          <table:table-cell office:value="0.5951253690920897" office:value-type="float"/>
        </table:table-row>
        <table:table-row>
          <table:table-cell office:value="10180" office:value-type="float"/>
          <table:table-cell office:value-type="string">
            <text:p>US Airways</text:p>
          </table:table-cell>
          <table:table-cell office:value-type="string">
            <text:p>@USAirways Flight Cancelled Flightled due to "weather conditions" in arrival city. Uh...I don't think so.</text:p>
          </table:table-cell>
          <table:table-cell office:value="8.414353070401823" office:value-type="float"/>
          <table:table-cell office:value="0.125" office:value-type="float"/>
          <table:table-cell office:value="0.5803253690920898" office:value-type="float"/>
        </table:table-row>
        <table:table-row>
          <table:table-cell office:value="10258" office:value-type="float"/>
          <table:table-cell office:value-type="string">
            <text:p>US Airways</text:p>
          </table:table-cell>
          <table:table-cell office:value-type="string">
            <text:p>@USAirways on hold now over 2 hrs on one phone hung on 5 x on another? How do you reach a person? No weather condition makes this excusable!</text:p>
          </table:table-cell>
          <table:table-cell office:value="8.414353070401823" office:value-type="float"/>
          <table:table-cell office:value="0.095" office:value-type="float"/>
          <table:table-cell office:value="0.5683253690920897" office:value-type="float"/>
        </table:table-row>
        <table:table-row>
          <table:table-cell office:value="2196" office:value-type="float"/>
          <table:table-cell office:value-type="string">
            <text:p>United</text:p>
          </table:table-cell>
          <table:table-cell office:value-type="string">
            <text:p>@united it was eventually explained that weather conditions too extreme to get luggage off planes. Will be sent on. But I won't be for days!</text:p>
          </table:table-cell>
          <table:table-cell office:value="8.414353070401823" office:value-type="float"/>
          <table:table-cell office:value="0.0" office:value-type="float"/>
          <table:table-cell office:value="0.5303253690920897" office:value-type="float"/>
        </table:table-row>
        <table:table-row>
          <table:table-cell office:value="12240" office:value-type="float"/>
          <table:table-cell office:value-type="string">
            <text:p>American</text:p>
          </table:table-cell>
          <table:table-cell office:value-type="string">
            <text:p>@AmericanAir if i want to change my flight due to weather conditions in Dallas this weekend, i should be able to cover change fee with miles</text:p>
          </table:table-cell>
          <table:table-cell office:value="8.414353070401823" office:value-type="float"/>
          <table:table-cell office:value="0.0" office:value-type="float"/>
          <table:table-cell office:value="0.5303253690920897" office:value-type="float"/>
        </table:table-row>
        <table:table-row>
          <table:table-cell office:value="3598" office:value-type="float"/>
          <table:table-cell office:value-type="string">
            <text:p>United</text:p>
          </table:table-cell>
          <table:table-cell office:value-type="string">
            <text:p>@united you're missin the point! There was no "weather". You're lying! Seats was broken. But u claim "weather" to get out of hotels. Classy</text:p>
          </table:table-cell>
          <table:table-cell office:value="6.490570247417229" office:value-type="float"/>
          <table:table-cell office:value="0.206" office:value-type="float"/>
          <table:table-cell office:value="0.4914764950412642" office:value-type="float"/>
        </table:table-row>
        <table:table-row>
          <table:table-cell office:value="7571" office:value-type="float"/>
          <table:table-cell office:value-type="string">
            <text:p>Delta</text:p>
          </table:table-cell>
          <table:table-cell office:value-type="string">
            <text:p>@JetBlue That's not weather reLate Flightd. <text:s/>You are just being nice and blaming the weather. <text:s/>Airport just wasn't prepared. Investigation time.</text:p>
          </table:table-cell>
          <table:table-cell office:value="6.490570247417229" office:value-type="float"/>
          <table:table-cell office:value="0.19" office:value-type="float"/>
          <table:table-cell office:value="0.48507649504126427" office:value-type="float"/>
        </table:table-row>
        <table:table-row>
          <table:table-cell office:value="12952" office:value-type="float"/>
          <table:table-cell office:value-type="string">
            <text:p>American</text:p>
          </table:table-cell>
          <table:table-cell office:value-type="string">
            <text:p>@AmericanAir #AATeam thanks for working in very rigorous weather conditions for all</text:p>
          </table:table-cell>
          <table:table-cell office:value="6.554681239899623" office:value-type="float"/>
          <table:table-cell office:value="0.156" office:value-type="float"/>
          <table:table-cell office:value="0.4755171723775508" office:value-type="float"/>
        </table:table-row>
        <table:table-row>
          <table:table-cell office:value="13239" office:value-type="float"/>
          <table:table-cell office:value-type="string">
            <text:p>American</text:p>
          </table:table-cell>
          <table:table-cell office:value-type="string">
            <text:p>@AmericanAir no vouchers 4 Cancelled Flighted flight due 2 weather. Today's issue, broken tire. No vouchers cause tire was broken by weather. #nomoAA</text:p>
          </table:table-cell>
          <table:table-cell office:value="4.867927685562922" office:value-type="float"/>
          <table:table-cell office:value="0.412" office:value-type="float"/>
          <table:table-cell office:value="0.4716073712809482" office:value-type="float"/>
        </table:table-row>
        <table:table-row>
          <table:table-cell office:value="10657" office:value-type="float"/>
          <table:table-cell office:value-type="string">
            <text:p>US Airways</text:p>
          </table:table-cell>
          <table:table-cell office:value-type="string">
            <text:p>@USAirways It says to call. Before connecting, get song, dance about weather. Weather bad 3 days? Called for 2 days before. #wasteoftime</text:p>
          </table:table-cell>
          <table:table-cell office:value="6.490570247417229" office:value-type="float"/>
          <table:table-cell office:value="0.143" office:value-type="float"/>
          <table:table-cell office:value="0.4662764950412642" office:value-type="float"/>
        </table:table-row>
        <table:table-row>
          <table:table-cell office:value="1768" office:value-type="float"/>
          <table:table-cell office:value-type="string">
            <text:p>United</text:p>
          </table:table-cell>
          <table:table-cell office:value-type="string">
            <text:p>@United says we had a weather delay in #YXE this morning. The "weather" didn't affect any other airline. #UA6136 http://t.co/4JdvK8tCqx</text:p>
          </table:table-cell>
          <table:table-cell office:value="6.490570247417229" office:value-type="float"/>
          <table:table-cell office:value="0.1" office:value-type="float"/>
          <table:table-cell office:value="0.44907649504126423" office:value-type="float"/>
        </table:table-row>
        <table:table-row>
          <table:table-cell office:value="4093" office:value-type="float"/>
          <table:table-cell office:value-type="string">
            <text:p>United</text:p>
          </table:table-cell>
          <table:table-cell office:value-type="string">
            <text:p>@united I shouldn't have to spend my own $$$ on a hotel because of a weather delay. The weather being something COMPLETELY OUT OF MY CONTROL</text:p>
          </table:table-cell>
          <table:table-cell office:value="6.490570247417229" office:value-type="float"/>
          <table:table-cell office:value="0.079" office:value-type="float"/>
          <table:table-cell office:value="0.44067649504126427" office:value-type="float"/>
        </table:table-row>
        <table:table-row>
          <table:table-cell office:value="14394" office:value-type="float"/>
          <table:table-cell office:value-type="string">
            <text:p>American</text:p>
          </table:table-cell>
          <table:table-cell office:value-type="string">
            <text:p>@AmericanAir but they refused to unload our luggage so we're stuck in below freezing weather w/o our cold weather clothes.</text:p>
          </table:table-cell>
          <table:table-cell office:value="4.867927685562922" office:value-type="float"/>
          <table:table-cell office:value="0.301" office:value-type="float"/>
          <table:table-cell office:value="0.4272073712809482" office:value-type="float"/>
        </table:table-row>
        <table:table-row>
          <table:table-cell office:value="12909" office:value-type="float"/>
          <table:table-cell office:value-type="string">
            <text:p>American</text:p>
          </table:table-cell>
          <table:table-cell office:value-type="string">
            <text:p>@AmericanAir bad weather happens but lack of preparation is inexcusable. Depending on good weather is not a good business model.</text:p>
          </table:table-cell>
          <table:table-cell office:value="4.867927685562922" office:value-type="float"/>
          <table:table-cell office:value="0.295" office:value-type="float"/>
          <table:table-cell office:value="0.4248073712809482" office:value-type="float"/>
        </table:table-row>
        <table:table-row>
          <table:table-cell office:value="12580" office:value-type="float"/>
          <table:table-cell office:value-type="string">
            <text:p>American</text:p>
          </table:table-cell>
          <table:table-cell office:value-type="string">
            <text:p>@AmericanAir attended to and corrected my complaints via Twitter. Whoa. This is the brave, new world we live in. Thank you, American Air :)</text:p>
          </table:table-cell>
          <table:table-cell office:value="6.136812284263607" office:value-type="float"/>
          <table:table-cell office:value="0.085" office:value-type="float"/>
          <table:table-cell office:value="0.42078044675222426" office:value-type="float"/>
        </table:table-row>
        <table:table-row>
          <table:table-cell office:value="1486" office:value-type="float"/>
          <table:table-cell office:value-type="string">
            <text:p>United</text:p>
          </table:table-cell>
          <table:table-cell office:value-type="string">
            <text:p>@united I was sincerely thanking the pilot of flight 4461 of braving the snow and getting me home amongst many other Cancelled Flightlations.</text:p>
          </table:table-cell>
          <table:table-cell office:value="6.136812284263607" office:value-type="float"/>
          <table:table-cell office:value="0.072" office:value-type="float"/>
          <table:table-cell office:value="0.4155804467522243" office:value-type="float"/>
        </table:table-row>
        <table:table-row>
          <table:table-cell office:value="4998" office:value-type="float"/>
          <table:table-cell office:value-type="string">
            <text:p>Southwest</text:p>
          </table:table-cell>
          <table:table-cell office:value-type="string">
            <text:p>@SouthwestAir BTW, not a weather delay. We've had beautiful weather in Sunny California. #nolove #noexcuses #cali http://t.co/kumtbgER03</text:p>
          </table:table-cell>
          <table:table-cell office:value="6.490570247417229" office:value-type="float"/>
          <table:table-cell office:value="0.0" office:value-type="float"/>
          <table:table-cell office:value="0.40907649504126425" office:value-type="float"/>
        </table:table-row>
        <table:table-row>
          <table:table-cell office:value="9391" office:value-type="float"/>
          <table:table-cell office:value-type="string">
            <text:p>US Airways</text:p>
          </table:table-cell>
          <table:table-cell office:value-type="string">
            <text:p>@USAirways Don't blame it on weather. Rep at counter cost me entire day - not weather. <text:s/>Printed Boarding Pass too Late Flight. #TakeResponsibility</text:p>
          </table:table-cell>
          <table:table-cell office:value="6.490570247417229" office:value-type="float"/>
          <table:table-cell office:value="0.0" office:value-type="float"/>
          <table:table-cell office:value="0.40907649504126425" office:value-type="float"/>
        </table:table-row>
        <table:table-row>
          <table:table-cell office:value="7261" office:value-type="float"/>
          <table:table-cell office:value-type="string">
            <text:p>Delta</text:p>
          </table:table-cell>
          <table:table-cell office:value-type="string">
            <text:p>@jetblue - WTF, stuck at JFK for 2+ hrs in a delay to Boston cuz u say snow. <text:s/>No snow on weather map!!! <text:s/>WTF!!!</text:p>
          </table:table-cell>
          <table:table-cell office:value="3.2452851237086144" office:value-type="float"/>
          <table:table-cell office:value="0.468" office:value-type="float"/>
          <table:table-cell office:value="0.39173824752063213" office:value-type="float"/>
        </table:table-row>
        <table:table-row>
          <table:table-cell office:value="10690" office:value-type="float"/>
          <table:table-cell office:value-type="string">
            <text:p>US Airways</text:p>
          </table:table-cell>
          <table:table-cell office:value-type="string">
            <text:p>@USAirways would be less annoying if road conditions weren't getting worse with every min U keep passengers captive for no good reason.</text:p>
          </table:table-cell>
          <table:table-cell office:value="5.031326899861252" office:value-type="float"/>
          <table:table-cell office:value="0.183" office:value-type="float"/>
          <table:table-cell office:value="0.3903058158443139" office:value-type="float"/>
        </table:table-row>
        <table:table-row>
          <table:table-cell office:value="10081" office:value-type="float"/>
          <table:table-cell office:value-type="string">
            <text:p>US Airways</text:p>
          </table:table-cell>
          <table:table-cell office:value-type="string">
            <text:p>@USAirways flight 1735 sitting fully loaded for over an hour. Air conditioning barely working :-(</text:p>
          </table:table-cell>
          <table:table-cell office:value="5.031326899861252" office:value-type="float"/>
          <table:table-cell office:value="0.137" office:value-type="float"/>
          <table:table-cell office:value="0.3719058158443139" office:value-type="float"/>
        </table:table-row>
        <table:table-row>
          <table:table-cell office:value="4965" office:value-type="float"/>
          <table:table-cell office:value-type="string">
            <text:p>Southwest</text:p>
          </table:table-cell>
          <table:table-cell office:value-type="string">
            <text:p>@SouthwestAir our flight is delayed till tomorrow curse the weather</text:p>
          </table:table-cell>
          <table:table-cell office:value="3.2452851237086144" office:value-type="float"/>
          <table:table-cell office:value="0.403" office:value-type="float"/>
          <table:table-cell office:value="0.3657382475206321" office:value-type="float"/>
        </table:table-row>
        <table:table-row>
          <table:table-cell office:value="6195" office:value-type="float"/>
          <table:table-cell office:value-type="string">
            <text:p>Southwest</text:p>
          </table:table-cell>
          <table:table-cell office:value-type="string">
            <text:p>@SouthwestAir bad weather and multiple Cancelled Flighted flights has us all scared! <text:s/>Noted for next time.</text:p>
          </table:table-cell>
          <table:table-cell office:value="3.2452851237086144" office:value-type="float"/>
          <table:table-cell office:value="0.401" office:value-type="float"/>
          <table:table-cell office:value="0.36493824752063214" office:value-type="float"/>
        </table:table-row>
        <table:table-row>
          <table:table-cell office:value="2295" office:value-type="float"/>
          <table:table-cell office:value-type="string">
            <text:p>United</text:p>
          </table:table-cell>
          <table:table-cell office:value-type="string">
            <text:p>@united - any way to get a message to an international flight gate at EWR? <text:s text:c="5"/>Road conditions are horrible trying to get to flight ...</text:p>
          </table:table-cell>
          <table:table-cell office:value="5.031326899861252" office:value-type="float"/>
          <table:table-cell office:value="0.119" office:value-type="float"/>
          <table:table-cell office:value="0.36470581584431394" office:value-type="float"/>
        </table:table-row>
        <table:table-row>
          <table:table-cell office:value="9550" office:value-type="float"/>
          <table:table-cell office:value-type="string">
            <text:p>US Airways</text:p>
          </table:table-cell>
          <table:table-cell office:value-type="string">
            <text:p>@USAirways Cancelled Flights flight Tampa to Philadelphia today due to runway conditions yet tonnes of USAirways flights landing there today, explain!</text:p>
          </table:table-cell>
          <table:table-cell office:value="5.031326899861252" office:value-type="float"/>
          <table:table-cell office:value="0.103" office:value-type="float"/>
          <table:table-cell office:value="0.3583058158443139" office:value-type="float"/>
        </table:table-row>
        <table:table-row>
          <table:table-cell office:value="7259" office:value-type="float"/>
          <table:table-cell office:value-type="string">
            <text:p>Delta</text:p>
          </table:table-cell>
          <table:table-cell office:value-type="string">
            <text:p>@JetBlue I understand delays. <text:s/>We are all looking at a tv monitor at ur gate and it says current conditions are snow, hence delay.</text:p>
          </table:table-cell>
          <table:table-cell office:value="5.031326899861252" office:value-type="float"/>
          <table:table-cell office:value="0.091" office:value-type="float"/>
          <table:table-cell office:value="0.3535058158443139" office:value-type="float"/>
        </table:table-row>
        <table:table-row>
          <table:table-cell office:value="10510" office:value-type="float"/>
          <table:table-cell office:value-type="string">
            <text:p>US Airways</text:p>
          </table:table-cell>
          <table:table-cell office:value-type="string">
            <text:p>@USAirways still Effin waiting... Not weather delays, not engine trouble, but lack of crew? <text:s/>Are you shitting me?</text:p>
          </table:table-cell>
          <table:table-cell office:value="3.2452851237086144" office:value-type="float"/>
          <table:table-cell office:value="0.37" office:value-type="float"/>
          <table:table-cell office:value="0.3525382475206321" office:value-type="float"/>
        </table:table-row>
        <table:table-row>
          <table:table-cell office:value="3241" office:value-type="float"/>
          <table:table-cell office:value-type="string">
            <text:p>United</text:p>
          </table:table-cell>
          <table:table-cell office:value-type="string">
            <text:p>@united worst airline ever! Staff is nasty, wifi down bags are delayed due to weather?? And now the belt is broken. Selling UAL stock in AM</text:p>
          </table:table-cell>
          <table:table-cell office:value="3.2452851237086144" office:value-type="float"/>
          <table:table-cell office:value="0.359" office:value-type="float"/>
          <table:table-cell office:value="0.34813824752063216" office:value-type="float"/>
        </table:table-row>
        <table:table-row>
          <table:table-cell office:value="5475" office:value-type="float"/>
          <table:table-cell office:value-type="string">
            <text:p>Southwest</text:p>
          </table:table-cell>
          <table:table-cell office:value-type="string">
            <text:p>@SouthwestAir @JasonWhitely flt 947 Emer stop in Albuquer for a heart condition, crew was awesome, pilot was Maverick on the divert.</text:p>
          </table:table-cell>
          <table:table-cell office:value="5.031326899861252" office:value-type="float"/>
          <table:table-cell office:value="0.077" office:value-type="float"/>
          <table:table-cell office:value="0.3479058158443139" office:value-type="float"/>
        </table:table-row>
        <table:table-row>
          <table:table-cell office:value="2679" office:value-type="float"/>
          <table:table-cell office:value-type="string">
            <text:p>United</text:p>
          </table:table-cell>
          <table:table-cell office:value-type="string">
            <text:p>@united Stuck in Houston because you can't seem to get a plane to the destination on time in perfect flying conditions.</text:p>
          </table:table-cell>
          <table:table-cell office:value="5.031326899861252" office:value-type="float"/>
          <table:table-cell office:value="0.075" office:value-type="float"/>
          <table:table-cell office:value="0.3471058158443139" office:value-type="float"/>
        </table:table-row>
        <table:table-row>
          <table:table-cell office:value="5091" office:value-type="float"/>
          <table:table-cell office:value-type="string">
            <text:p>Southwest</text:p>
          </table:table-cell>
          <table:table-cell office:value-type="string">
            <text:p>@SouthwestAir weather delays aren't your fault today but getting to hotel with two soaked suitcases and no dry clothes stinks frustrated</text:p>
          </table:table-cell>
          <table:table-cell office:value="3.2452851237086144" office:value-type="float"/>
          <table:table-cell office:value="0.347" office:value-type="float"/>
          <table:table-cell office:value="0.34333824752063213" office:value-type="float"/>
        </table:table-row>
        <table:table-row>
          <table:table-cell office:value="12898" office:value-type="float"/>
          <table:table-cell office:value-type="string">
            <text:p>American</text:p>
          </table:table-cell>
          <table:table-cell office:value-type="string">
            <text:p>@AmericanAir Bad weather happens. But not being able to get through to a reservations rep for over 6 hours is just crazy. #frustrated</text:p>
          </table:table-cell>
          <table:table-cell office:value="3.2452851237086144" office:value-type="float"/>
          <table:table-cell office:value="0.332" office:value-type="float"/>
          <table:table-cell office:value="0.33733824752063213" office:value-type="float"/>
        </table:table-row>
        <table:table-row>
          <table:table-cell office:value="6687" office:value-type="float"/>
          <table:table-cell office:value-type="string">
            <text:p>Southwest</text:p>
          </table:table-cell>
          <table:table-cell office:value-type="string">
            <text:p>@SouthwestAir damn weather messing up everything #serenitynow</text:p>
          </table:table-cell>
          <table:table-cell office:value="3.2452851237086144" office:value-type="float"/>
          <table:table-cell office:value="0.31" office:value-type="float"/>
          <table:table-cell office:value="0.3285382475206321" office:value-type="float"/>
        </table:table-row>
        <table:table-row>
          <table:table-cell office:value="11635" office:value-type="float"/>
          <table:table-cell office:value-type="string">
            <text:p>US Airways</text:p>
          </table:table-cell>
          <table:table-cell office:value-type="string">
            <text:p>@USAirways bad weather shouldn't mean bad service</text:p>
          </table:table-cell>
          <table:table-cell office:value="3.2452851237086144" office:value-type="float"/>
          <table:table-cell office:value="0.308" office:value-type="float"/>
          <table:table-cell office:value="0.32773824752063213" office:value-type="float"/>
        </table:table-row>
        <table:table-row>
          <table:table-cell office:value="10783" office:value-type="float"/>
          <table:table-cell office:value-type="string">
            <text:p>US Airways</text:p>
          </table:table-cell>
          <table:table-cell office:value-type="string">
            <text:p>@USAirways since when does a maintenance problem and missing flight crew equal delayed due to weather? I'm confused since we had sunny skies</text:p>
          </table:table-cell>
          <table:table-cell office:value="3.2452851237086144" office:value-type="float"/>
          <table:table-cell office:value="0.304" office:value-type="float"/>
          <table:table-cell office:value="0.32613824752063214" office:value-type="float"/>
        </table:table-row>
        <table:table-row>
          <table:table-cell office:value="7507" office:value-type="float"/>
          <table:table-cell office:value-type="string">
            <text:p>Delta</text:p>
          </table:table-cell>
          <table:table-cell office:value-type="string">
            <text:p>@JetBlue Flight 1562 had a 4 1/2 hour weather delay, but what is the 45 minute delay in getting bags to tired passengers?</text:p>
          </table:table-cell>
          <table:table-cell office:value="3.2452851237086144" office:value-type="float"/>
          <table:table-cell office:value="0.297" office:value-type="float"/>
          <table:table-cell office:value="0.3233382475206321" office:value-type="float"/>
        </table:table-row>
        <table:table-row>
          <table:table-cell office:value="9011" office:value-type="float"/>
          <table:table-cell office:value-type="string">
            <text:p>US Airways</text:p>
          </table:table-cell>
          <table:table-cell office:value-type="string">
            <text:p>@USAirways any travel advisory coming for the Carolinas? <text:s/>Bad weather!</text:p>
          </table:table-cell>
          <table:table-cell office:value="3.2452851237086144" office:value-type="float"/>
          <table:table-cell office:value="0.296" office:value-type="float"/>
          <table:table-cell office:value="0.32293824752063216" office:value-type="float"/>
        </table:table-row>
        <table:table-row>
          <table:table-cell office:value="9140" office:value-type="float"/>
          <table:table-cell office:value-type="string">
            <text:p>US Airways</text:p>
          </table:table-cell>
          <table:table-cell office:value-type="string">
            <text:p>@USAirways it's not like I'm trying to leave earlier just for fun. I don't want to get stuck in DC if we have bad weather in RDU.</text:p>
          </table:table-cell>
          <table:table-cell office:value="3.2452851237086144" office:value-type="float"/>
          <table:table-cell office:value="0.292" office:value-type="float"/>
          <table:table-cell office:value="0.3213382475206321" office:value-type="float"/>
        </table:table-row>
        <table:table-row>
          <table:table-cell office:value="11737" office:value-type="float"/>
          <table:table-cell office:value-type="string">
            <text:p>US Airways</text:p>
          </table:table-cell>
          <table:table-cell office:value-type="string">
            <text:p>@usairways I’m cool with weather delays etc. But lying and deceiving passengers to keep them from changing is reprehensible. #yousuck</text:p>
          </table:table-cell>
          <table:table-cell office:value="3.2452851237086144" office:value-type="float"/>
          <table:table-cell office:value="0.292" office:value-type="float"/>
          <table:table-cell office:value="0.3213382475206321" office:value-type="float"/>
        </table:table-row>
        <table:table-row>
          <table:table-cell office:value="12676" office:value-type="float"/>
          <table:table-cell office:value-type="string">
            <text:p>American</text:p>
          </table:table-cell>
          <table:table-cell office:value-type="string">
            <text:p>@AmericanAir Pay for my accommodations when you are the ones Cancelled Flightling it for no reason and I know your saying (lying) it cause of weather</text:p>
          </table:table-cell>
          <table:table-cell office:value="3.2452851237086144" office:value-type="float"/>
          <table:table-cell office:value="0.29" office:value-type="float"/>
          <table:table-cell office:value="0.3205382475206321" office:value-type="float"/>
        </table:table-row>
        <table:table-row>
          <table:table-cell office:value="12725" office:value-type="float"/>
          <table:table-cell office:value-type="string">
            <text:p>American</text:p>
          </table:table-cell>
          <table:table-cell office:value-type="string">
            <text:p>Without notifying though? “@AmericanAir: @krescate We don't like Cancelled Flightling flights, Kim, but weather has not played nice with us."</text:p>
          </table:table-cell>
          <table:table-cell office:value="3.2452851237086144" office:value-type="float"/>
          <table:table-cell office:value="0.29" office:value-type="float"/>
          <table:table-cell office:value="0.3205382475206321" office:value-type="float"/>
        </table:table-row>
        <table:table-row>
          <table:table-cell office:value="1905" office:value-type="float"/>
          <table:table-cell office:value-type="string">
            <text:p>United</text:p>
          </table:table-cell>
          <table:table-cell office:value-type="string">
            <text:p>@united how are conditions in BOS today? I'm in UA994. Everything appears to be in time but I wanted to check.</text:p>
          </table:table-cell>
          <table:table-cell office:value="5.031326899861252" office:value-type="float"/>
          <table:table-cell office:value="0.0" office:value-type="float"/>
          <table:table-cell office:value="0.3171058158443139" office:value-type="float"/>
        </table:table-row>
        <table:table-row>
          <table:table-cell office:value="7399" office:value-type="float"/>
          <table:table-cell office:value-type="string">
            <text:p>Delta</text:p>
          </table:table-cell>
          <table:table-cell office:value-type="string">
            <text:p>@JetBlue if you want to be helpful, find us a seat. Don't quote terms and conditions. #jetbluefail</text:p>
          </table:table-cell>
          <table:table-cell office:value="5.031326899861252" office:value-type="float"/>
          <table:table-cell office:value="0.0" office:value-type="float"/>
          <table:table-cell office:value="0.3171058158443139" office:value-type="float"/>
        </table:table-row>
        <table:table-row>
          <table:table-cell office:value="10957" office:value-type="float"/>
          <table:table-cell office:value-type="string">
            <text:p>US Airways</text:p>
          </table:table-cell>
          <table:table-cell office:value-type="string">
            <text:p>@USAirways is the worst. 45 minute delay in Boston. Not weather reLate Flightd. Going to miss our connecting flight. Gassing up the plane issue.</text:p>
          </table:table-cell>
          <table:table-cell office:value="3.2452851237086144" office:value-type="float"/>
          <table:table-cell office:value="0.276" office:value-type="float"/>
          <table:table-cell office:value="0.31493824752063215" office:value-type="float"/>
        </table:table-row>
        <table:table-row>
          <table:table-cell office:value="9407" office:value-type="float"/>
          <table:table-cell office:value-type="string">
            <text:p>US Airways</text:p>
          </table:table-cell>
          <table:table-cell office:value-type="string">
            <text:p>@USAirways thanks but the bags are only 10% of what went wrong. 22 hours from DCA to SAN when there were no weather issues is not acceptable</text:p>
          </table:table-cell>
          <table:table-cell office:value="3.2452851237086144" office:value-type="float"/>
          <table:table-cell office:value="0.274" office:value-type="float"/>
          <table:table-cell office:value="0.31413824752063213" office:value-type="float"/>
        </table:table-row>
        <table:table-row>
          <table:table-cell office:value="2218" office:value-type="float"/>
          <table:table-cell office:value-type="string">
            <text:p>United</text:p>
          </table:table-cell>
          <table:table-cell office:value-type="string">
            <text:p>@united #customerservice at @Dulles_Airport could not be worse. I get the bad weather, but this is awful.</text:p>
          </table:table-cell>
          <table:table-cell office:value="3.2452851237086144" office:value-type="float"/>
          <table:table-cell office:value="0.273" office:value-type="float"/>
          <table:table-cell office:value="0.3137382475206322" office:value-type="float"/>
        </table:table-row>
        <table:table-row>
          <table:table-cell office:value="11546" office:value-type="float"/>
          <table:table-cell office:value-type="string">
            <text:p>US Airways</text:p>
          </table:table-cell>
          <table:table-cell office:value-type="string">
            <text:p>@USAirways I totally understand the weather. Just frustrated. Thanks!</text:p>
          </table:table-cell>
          <table:table-cell office:value="3.2452851237086144" office:value-type="float"/>
          <table:table-cell office:value="0.272" office:value-type="float"/>
          <table:table-cell office:value="0.3133382475206321" office:value-type="float"/>
        </table:table-row>
        <table:table-row>
          <table:table-cell office:value="9985" office:value-type="float"/>
          <table:table-cell office:value-type="string">
            <text:p>US Airways</text:p>
          </table:table-cell>
          <table:table-cell office:value-type="string">
            <text:p>@USAirways I sympathize re:weather issues, but when times get tough, call in more folks. Over two hours on hold for 4-minute fix. #FAIL</text:p>
          </table:table-cell>
          <table:table-cell office:value="3.2452851237086144" office:value-type="float"/>
          <table:table-cell office:value="0.266" office:value-type="float"/>
          <table:table-cell office:value="0.31093824752063215" office:value-type="float"/>
        </table:table-row>
        <table:table-row>
          <table:table-cell office:value="3500" office:value-type="float"/>
          <table:table-cell office:value-type="string">
            <text:p>United</text:p>
          </table:table-cell>
          <table:table-cell office:value-type="string">
            <text:p>@united worried the cold weather or snow would delay us this morning, but no it was the pilots. #stillwaiting</text:p>
          </table:table-cell>
          <table:table-cell office:value="3.2452851237086144" office:value-type="float"/>
          <table:table-cell office:value="0.264" office:value-type="float"/>
          <table:table-cell office:value="0.3101382475206321" office:value-type="float"/>
        </table:table-row>
        <table:table-row>
          <table:table-cell office:value="5391" office:value-type="float"/>
          <table:table-cell office:value-type="string">
            <text:p>Southwest</text:p>
          </table:table-cell>
          <table:table-cell office:value-type="string">
            <text:p>@SouthwestAir so u Cancelled Flight our flight to PHX bc of SDF weather but flights 2 the NE from SDF are still going on?! WTF? http://t.co/NGG3N0wIaR</text:p>
          </table:table-cell>
          <table:table-cell office:value="3.2452851237086144" office:value-type="float"/>
          <table:table-cell office:value="0.264" office:value-type="float"/>
          <table:table-cell office:value="0.3101382475206321" office:value-type="float"/>
        </table:table-row>
        <table:table-row>
          <table:table-cell office:value="6523" office:value-type="float"/>
          <table:table-cell office:value-type="string">
            <text:p>Southwest</text:p>
          </table:table-cell>
          <table:table-cell office:value-type="string">
            <text:p>@SouthwestAir had to rebook through Atlanta &amp;amp; now drive to #Nashville. Had to pay ridiculous price difference. Bad weather good for business</text:p>
          </table:table-cell>
          <table:table-cell office:value="3.2452851237086144" office:value-type="float"/>
          <table:table-cell office:value="0.261" office:value-type="float"/>
          <table:table-cell office:value="0.30893824752063215" office:value-type="float"/>
        </table:table-row>
        <table:table-row>
          <table:table-cell office:value="2060" office:value-type="float"/>
          <table:table-cell office:value-type="string">
            <text:p>United</text:p>
          </table:table-cell>
          <table:table-cell office:value-type="string">
            <text:p>@united an inconvenience is a weather delay. Your pilot deciding to waste enough time so the FAA wouldn't let him fly is negligence.</text:p>
          </table:table-cell>
          <table:table-cell office:value="3.2452851237086144" office:value-type="float"/>
          <table:table-cell office:value="0.259" office:value-type="float"/>
          <table:table-cell office:value="0.3081382475206321" office:value-type="float"/>
        </table:table-row>
        <table:table-row>
          <table:table-cell office:value="4084" office:value-type="float"/>
          <table:table-cell office:value-type="string">
            <text:p>United</text:p>
          </table:table-cell>
          <table:table-cell office:value-type="string">
            <text:p>@united: No friendly skies from you today. 5hr+ weather delay in SFO followed by 1hr+ mechanical delay while sitting on plane. #NoFun</text:p>
          </table:table-cell>
          <table:table-cell office:value="3.2452851237086144" office:value-type="float"/>
          <table:table-cell office:value="0.258" office:value-type="float"/>
          <table:table-cell office:value="0.30773824752063217" office:value-type="float"/>
        </table:table-row>
        <table:table-row>
          <table:table-cell office:value="2450" office:value-type="float"/>
          <table:table-cell office:value-type="string">
            <text:p>United</text:p>
          </table:table-cell>
          <table:table-cell office:value-type="string">
            <text:p>@united All flights Cancelled Flighted :( Trip refunded without difficulty, staff extremely helpful, no complaints! Way to handle bad weather!</text:p>
          </table:table-cell>
          <table:table-cell office:value="3.2452851237086144" office:value-type="float"/>
          <table:table-cell office:value="0.257" office:value-type="float"/>
          <table:table-cell office:value="0.3073382475206321" office:value-type="float"/>
        </table:table-row>
        <table:table-row>
          <table:table-cell office:value="3813" office:value-type="float"/>
          <table:table-cell office:value-type="string">
            <text:p>United</text:p>
          </table:table-cell>
          <table:table-cell office:value-type="string">
            <text:p>@united LE2V9D pnr numbered flight. The first leg is Cancelled Flightled due to bad weather in iatanbul. How can i make a reFlight Booking Problems</text:p>
          </table:table-cell>
          <table:table-cell office:value="3.2452851237086144" office:value-type="float"/>
          <table:table-cell office:value="0.256" office:value-type="float"/>
          <table:table-cell office:value="0.30693824752063215" office:value-type="float"/>
        </table:table-row>
        <table:table-row>
          <table:table-cell office:value="14475" office:value-type="float"/>
          <table:table-cell office:value-type="string">
            <text:p>American</text:p>
          </table:table-cell>
          <table:table-cell office:value-type="string">
            <text:p>@AmericanAir Changed flight from BNA to 2/20 ahead of weather. Slammed me with cost diff because "no weather advisory."Really!</text:p>
          </table:table-cell>
          <table:table-cell office:value="4.867927685562922" office:value-type="float"/>
          <table:table-cell office:value="0.0" office:value-type="float"/>
          <table:table-cell office:value="0.3068073712809482" office:value-type="float"/>
        </table:table-row>
        <table:table-row>
          <table:table-cell office:value="9739" office:value-type="float"/>
          <table:table-cell office:value-type="string">
            <text:p>US Airways</text:p>
          </table:table-cell>
          <table:table-cell office:value-type="string">
            <text:p>@USAirways worst service at Reagan Int. I rarely post about a company or service, but I am so annoyed. Not weather reLate Flightd…incompetence.</text:p>
          </table:table-cell>
          <table:table-cell office:value="3.2452851237086144" office:value-type="float"/>
          <table:table-cell office:value="0.253" office:value-type="float"/>
          <table:table-cell office:value="0.30573824752063217" office:value-type="float"/>
        </table:table-row>
        <table:table-row>
          <table:table-cell office:value="3054" office:value-type="float"/>
          <table:table-cell office:value-type="string">
            <text:p>United</text:p>
          </table:table-cell>
          <table:table-cell office:value-type="string">
            <text:p>@United is the worst major US airline. <text:s/>More proof: they're boarding the plane with the outside galley door open in 0 degree weather. <text:s/>Wtf?</text:p>
          </table:table-cell>
          <table:table-cell office:value="3.2452851237086144" office:value-type="float"/>
          <table:table-cell office:value="0.249" office:value-type="float"/>
          <table:table-cell office:value="0.3041382475206321" office:value-type="float"/>
        </table:table-row>
        <table:table-row>
          <table:table-cell office:value="4487" office:value-type="float"/>
          <table:table-cell office:value-type="string">
            <text:p>Southwest</text:p>
          </table:table-cell>
          <table:table-cell office:value-type="string">
            <text:p>@SouthwestAir weather where? And at what time Cancelled Flighted? No I can't because meeting was today.</text:p>
          </table:table-cell>
          <table:table-cell office:value="3.2452851237086144" office:value-type="float"/>
          <table:table-cell office:value="0.246" office:value-type="float"/>
          <table:table-cell office:value="0.30293824752063214" office:value-type="float"/>
        </table:table-row>
        <table:table-row>
          <table:table-cell office:value="14484" office:value-type="float"/>
          <table:table-cell office:value-type="string">
            <text:p>American</text:p>
          </table:table-cell>
          <table:table-cell office:value-type="string">
            <text:p>@AmericanAir after all, the plane didn’t land in identical or worse) conditions at GRK according to METARs.</text:p>
          </table:table-cell>
          <table:table-cell office:value="3.7734951748959396" office:value-type="float"/>
          <table:table-cell office:value="0.162" office:value-type="float"/>
          <table:table-cell office:value="0.30262936188323547" office:value-type="float"/>
        </table:table-row>
        <table:table-row>
          <table:table-cell office:value="7312" office:value-type="float"/>
          <table:table-cell office:value-type="string">
            <text:p>Delta</text:p>
          </table:table-cell>
          <table:table-cell office:value-type="string">
            <text:p>@JetBlue Thanks. So the delay was the result of scheduling issues more than weather reLate Flightd problems?</text:p>
          </table:table-cell>
          <table:table-cell office:value="3.2452851237086144" office:value-type="float"/>
          <table:table-cell office:value="0.238" office:value-type="float"/>
          <table:table-cell office:value="0.29973824752063216" office:value-type="float"/>
        </table:table-row>
        <table:table-row>
          <table:table-cell office:value="1312" office:value-type="float"/>
          <table:table-cell office:value-type="string">
            <text:p>United</text:p>
          </table:table-cell>
          <table:table-cell office:value-type="string">
            <text:p>@united any chance flight 3745 is being delayed?? <text:s/>nervous about driving to DFW in this weather to drop off my brother</text:p>
          </table:table-cell>
          <table:table-cell office:value="3.2452851237086144" office:value-type="float"/>
          <table:table-cell office:value="0.237" office:value-type="float"/>
          <table:table-cell office:value="0.2993382475206321" office:value-type="float"/>
        </table:table-row>
        <table:table-row>
          <table:table-cell office:value="6607" office:value-type="float"/>
          <table:table-cell office:value-type="string">
            <text:p>Southwest</text:p>
          </table:table-cell>
          <table:table-cell office:value-type="string">
            <text:p>@SouthwestAir the woman working the counter in philly at 630 this am needs to be fired. Due to bad weather, I along with other passengers</text:p>
          </table:table-cell>
          <table:table-cell office:value="3.2452851237086144" office:value-type="float"/>
          <table:table-cell office:value="0.236" office:value-type="float"/>
          <table:table-cell office:value="0.29893824752063214" office:value-type="float"/>
        </table:table-row>
        <table:table-row>
          <table:table-cell office:value="10437" office:value-type="float"/>
          <table:table-cell office:value-type="string">
            <text:p>US Airways</text:p>
          </table:table-cell>
          <table:table-cell office:value-type="string">
            <text:p>@USAirways BF has been stuck in CLT all day. Is the lounge offering free "This weather sucks &amp;amp; we all want to cry" tequila shots?</text:p>
          </table:table-cell>
          <table:table-cell office:value="3.2452851237086144" office:value-type="float"/>
          <table:table-cell office:value="0.236" office:value-type="float"/>
          <table:table-cell office:value="0.29893824752063214" office:value-type="float"/>
        </table:table-row>
        <table:table-row>
          <table:table-cell office:value="5397" office:value-type="float"/>
          <table:table-cell office:value-type="string">
            <text:p>Southwest</text:p>
          </table:table-cell>
          <table:table-cell office:value-type="string">
            <text:p>@SouthwestAir my wife has now been on hold for 90 minutes....I get weather is bad, but this is insane. #customerservice #customerloyalty</text:p>
          </table:table-cell>
          <table:table-cell office:value="3.2452851237086144" office:value-type="float"/>
          <table:table-cell office:value="0.234" office:value-type="float"/>
          <table:table-cell office:value="0.2981382475206321" office:value-type="float"/>
        </table:table-row>
        <table:table-row>
          <table:table-cell office:value="9234" office:value-type="float"/>
          <table:table-cell office:value-type="string">
            <text:p>US Airways</text:p>
          </table:table-cell>
          <table:table-cell office:value-type="string">
            <text:p>@USAirways and @FlyKnoxville - bad weather should not be an excuse for not following established luggage procedures. #NoClothesNoInfo</text:p>
          </table:table-cell>
          <table:table-cell office:value="3.2452851237086144" office:value-type="float"/>
          <table:table-cell office:value="0.228" office:value-type="float"/>
          <table:table-cell office:value="0.29573824752063216" office:value-type="float"/>
        </table:table-row>
        <table:table-row>
          <table:table-cell office:value="3231" office:value-type="float"/>
          <table:table-cell office:value-type="string">
            <text:p>United</text:p>
          </table:table-cell>
          <table:table-cell office:value-type="string">
            <text:p>@united - blamed weather lol 78 no wind and not a cloud in the sky!! Delayed both ways 4x!! RU kidding me to charge me for 1.5lb w/8 delays?</text:p>
          </table:table-cell>
          <table:table-cell office:value="3.2452851237086144" office:value-type="float"/>
          <table:table-cell office:value="0.218" office:value-type="float"/>
          <table:table-cell office:value="0.29173824752063215" office:value-type="float"/>
        </table:table-row>
        <table:table-row>
          <table:table-cell office:value="7565" office:value-type="float"/>
          <table:table-cell office:value-type="string">
            <text:p>Delta</text:p>
          </table:table-cell>
          <table:table-cell office:value-type="string">
            <text:p>@JetBlue <text:s/>Not blaming Jet Blue. <text:s/>This wasn't weather. Can't have planes in the air and runways a mess. That's a disaster waiting to happen.</text:p>
          </table:table-cell>
          <table:table-cell office:value="3.2452851237086144" office:value-type="float"/>
          <table:table-cell office:value="0.218" office:value-type="float"/>
          <table:table-cell office:value="0.29173824752063215" office:value-type="float"/>
        </table:table-row>
        <table:table-row>
          <table:table-cell office:value="11565" office:value-type="float"/>
          <table:table-cell office:value-type="string">
            <text:p>US Airways</text:p>
          </table:table-cell>
          <table:table-cell office:value-type="string">
            <text:p>@USAirways @Forsyth_Factor hope for no weather delays no help to reroute and your on your own for lodging non stop is the way to go</text:p>
          </table:table-cell>
          <table:table-cell office:value="3.2452851237086144" office:value-type="float"/>
          <table:table-cell office:value="0.218" office:value-type="float"/>
          <table:table-cell office:value="0.29173824752063215" office:value-type="float"/>
        </table:table-row>
        <table:table-row>
          <table:table-cell office:value="10683" office:value-type="float"/>
          <table:table-cell office:value-type="string">
            <text:p>US Airways</text:p>
          </table:table-cell>
          <table:table-cell office:value-type="string">
            <text:p>@usairways now on hold for an hour. So frustrating, I suspect you have more operators come in on days like this w/inclement weather?</text:p>
          </table:table-cell>
          <table:table-cell office:value="3.2452851237086144" office:value-type="float"/>
          <table:table-cell office:value="0.216" office:value-type="float"/>
          <table:table-cell office:value="0.29093824752063213" office:value-type="float"/>
        </table:table-row>
        <table:table-row>
          <table:table-cell office:value="14599" office:value-type="float"/>
          <table:table-cell office:value-type="string">
            <text:p>American</text:p>
          </table:table-cell>
          <table:table-cell office:value-type="string">
            <text:p>@AmericanAir @travisamex It's not the weather. It's also gross incompetence. Understaffing. Crew forgetting to load bags. Don't duck truth.</text:p>
          </table:table-cell>
          <table:table-cell office:value="2.433963842781461" office:value-type="float"/>
          <table:table-cell office:value="0.343" office:value-type="float"/>
          <table:table-cell office:value="0.2906036856404741" office:value-type="float"/>
        </table:table-row>
        <table:table-row>
          <table:table-cell office:value="3684" office:value-type="float"/>
          <table:table-cell office:value-type="string">
            <text:p>United</text:p>
          </table:table-cell>
          <table:table-cell office:value-type="string">
            <text:p>@united thanks. Weather is understandable, but when every single domestic flight is delayed because of inbound int'l flights, it's crazy</text:p>
          </table:table-cell>
          <table:table-cell office:value="3.2452851237086144" office:value-type="float"/>
          <table:table-cell office:value="0.215" office:value-type="float"/>
          <table:table-cell office:value="0.2905382475206321" office:value-type="float"/>
        </table:table-row>
        <table:table-row>
          <table:table-cell office:value="11571" office:value-type="float"/>
          <table:table-cell office:value-type="string">
            <text:p>US Airways</text:p>
          </table:table-cell>
          <table:table-cell office:value-type="string">
            <text:p>Thanks. “@USAirways: @fispahani Weather disruptions have caused some of our crew to run Late Flight. We're sorry for the delay to your flight.”</text:p>
          </table:table-cell>
          <table:table-cell office:value="3.2452851237086144" office:value-type="float"/>
          <table:table-cell office:value="0.215" office:value-type="float"/>
          <table:table-cell office:value="0.2905382475206321" office:value-type="float"/>
        </table:table-row>
        <table:table-row>
          <table:table-cell office:value="2242" office:value-type="float"/>
          <table:table-cell office:value-type="string">
            <text:p>United</text:p>
          </table:table-cell>
          <table:table-cell office:value-type="string">
            <text:p>@united Can you help me get a flight out tonight to Houston?Just don't want to be stuck here till Monday with all this bad weather moving in</text:p>
          </table:table-cell>
          <table:table-cell office:value="3.2452851237086144" office:value-type="float"/>
          <table:table-cell office:value="0.211" office:value-type="float"/>
          <table:table-cell office:value="0.28893824752063213" office:value-type="float"/>
        </table:table-row>
        <table:table-row>
          <table:table-cell office:value="10826" office:value-type="float"/>
          <table:table-cell office:value-type="string">
            <text:p>US Airways</text:p>
          </table:table-cell>
          <table:table-cell office:value-type="string">
            <text:p>@USAirways It wasn't weather this morning. <text:s/>AWE1701 diverted back to BOS due to mechanical issues. <text:s/>So far lost one of 3 days :(</text:p>
          </table:table-cell>
          <table:table-cell office:value="3.2452851237086144" office:value-type="float"/>
          <table:table-cell office:value="0.207" office:value-type="float"/>
          <table:table-cell office:value="0.28733824752063214" office:value-type="float"/>
        </table:table-row>
        <table:table-row>
          <table:table-cell office:value="10058" office:value-type="float"/>
          <table:table-cell office:value-type="string">
            <text:p>US Airways</text:p>
          </table:table-cell>
          <table:table-cell office:value-type="string">
            <text:p>@USAirways , I am embarrassed for us air and their inability to manage during weather delays.handling of # 4435 is an example</text:p>
          </table:table-cell>
          <table:table-cell office:value="3.2452851237086144" office:value-type="float"/>
          <table:table-cell office:value="0.206" office:value-type="float"/>
          <table:table-cell office:value="0.28693824752063213" office:value-type="float"/>
        </table:table-row>
        <table:table-row>
          <table:table-cell office:value="10155" office:value-type="float"/>
          <table:table-cell office:value-type="string">
            <text:p>US Airways</text:p>
          </table:table-cell>
          <table:table-cell office:value-type="string">
            <text:p>@USAirways your customer service is a joke. First a mechanical Cancelled Flightation, now weather. On hold since 5:30 am. No humans. Pls call me!</text:p>
          </table:table-cell>
          <table:table-cell office:value="3.2452851237086144" office:value-type="float"/>
          <table:table-cell office:value="0.205" office:value-type="float"/>
          <table:table-cell office:value="0.2865382475206321" office:value-type="float"/>
        </table:table-row>
        <table:table-row>
          <table:table-cell office:value="10243" office:value-type="float"/>
          <table:table-cell office:value-type="string">
            <text:p>US Airways</text:p>
          </table:table-cell>
          <table:table-cell office:value-type="string">
            <text:p>@Sb5551 Sounds like <text:s/>@USAirways should have planned better since this weather was no surprise. Completely unacceptable wait times!!!</text:p>
          </table:table-cell>
          <table:table-cell office:value="3.2452851237086144" office:value-type="float"/>
          <table:table-cell office:value="0.201" office:value-type="float"/>
          <table:table-cell office:value="0.2849382475206321" office:value-type="float"/>
        </table:table-row>
        <table:table-row>
          <table:table-cell office:value="12303" office:value-type="float"/>
          <table:table-cell office:value-type="string">
            <text:p>American</text:p>
          </table:table-cell>
          <table:table-cell office:value-type="string">
            <text:p>@AmericanAir Thanks guys got some sleep. Hang in there DFW with bad weather.</text:p>
          </table:table-cell>
          <table:table-cell office:value="3.2452851237086144" office:value-type="float"/>
          <table:table-cell office:value="0.201" office:value-type="float"/>
          <table:table-cell office:value="0.2849382475206321" office:value-type="float"/>
        </table:table-row>
        <table:table-row>
          <table:table-cell office:value="4581" office:value-type="float"/>
          <table:table-cell office:value-type="string">
            <text:p>Southwest</text:p>
          </table:table-cell>
          <table:table-cell office:value-type="string">
            <text:p>@SouthwestAir can tweet through the weekend/ bad weather, but closes down customer relations center to process refunds for Cancelled Flighted flights.</text:p>
          </table:table-cell>
          <table:table-cell office:value="3.2452851237086144" office:value-type="float"/>
          <table:table-cell office:value="0.2" office:value-type="float"/>
          <table:table-cell office:value="0.28453824752063217" office:value-type="float"/>
        </table:table-row>
        <table:table-row>
          <table:table-cell office:value="4682" office:value-type="float"/>
          <table:table-cell office:value-type="string">
            <text:p>Southwest</text:p>
          </table:table-cell>
          <table:table-cell office:value-type="string">
            <text:p>@SouthwestAir Completely understand Act of God weather-reLate Flightd Cancelled Flightlation, but 4 days without reimbursement of any kind is #unacceptable</text:p>
          </table:table-cell>
          <table:table-cell office:value="3.2452851237086144" office:value-type="float"/>
          <table:table-cell office:value="0.199" office:value-type="float"/>
          <table:table-cell office:value="0.2841382475206321" office:value-type="float"/>
        </table:table-row>
        <table:table-row>
          <table:table-cell office:value="10526" office:value-type="float"/>
          <table:table-cell office:value-type="string">
            <text:p>US Airways</text:p>
          </table:table-cell>
          <table:table-cell office:value-type="string">
            <text:p>@USAirways Yes, it's February. Bad weather happens every winter. If you guys don't have the business sense to forecast that I'm at a loss.</text:p>
          </table:table-cell>
          <table:table-cell office:value="3.2452851237086144" office:value-type="float"/>
          <table:table-cell office:value="0.197" office:value-type="float"/>
          <table:table-cell office:value="0.28333824752063214" office:value-type="float"/>
        </table:table-row>
        <table:table-row>
          <table:table-cell office:value="11583" office:value-type="float"/>
          <table:table-cell office:value-type="string">
            <text:p>US Airways</text:p>
          </table:table-cell>
          <table:table-cell office:value-type="string">
            <text:p>@USAirways I absolutely knew you would try to blame weather to deny us vouchers in Phoenix. Totally false, was a crew issue.</text:p>
          </table:table-cell>
          <table:table-cell office:value="3.2452851237086144" office:value-type="float"/>
          <table:table-cell office:value="0.194" office:value-type="float"/>
          <table:table-cell office:value="0.2821382475206321" office:value-type="float"/>
        </table:table-row>
        <table:table-row>
          <table:table-cell office:value="10682" office:value-type="float"/>
          <table:table-cell office:value-type="string">
            <text:p>US Airways</text:p>
          </table:table-cell>
          <table:table-cell office:value-type="string">
            <text:p>@USAirways us air should be ashamed of this service - on hold for hours? No help from any representative just to reschedule due to weather ?</text:p>
          </table:table-cell>
          <table:table-cell office:value="3.2452851237086144" office:value-type="float"/>
          <table:table-cell office:value="0.192" office:value-type="float"/>
          <table:table-cell office:value="0.28133824752063213" office:value-type="float"/>
        </table:table-row>
        <table:table-row>
          <table:table-cell office:value="11843" office:value-type="float"/>
          <table:table-cell office:value-type="string">
            <text:p>US Airways</text:p>
          </table:table-cell>
          <table:table-cell office:value-type="string">
            <text:p>@USAirways no warm weather hubs means no Mexico for us. <text:s/>And I can't go anywhere else since you lost my bags. I hope you attempt to rectify</text:p>
          </table:table-cell>
          <table:table-cell office:value="3.2452851237086144" office:value-type="float"/>
          <table:table-cell office:value="0.192" office:value-type="float"/>
          <table:table-cell office:value="0.28133824752063213" office:value-type="float"/>
        </table:table-row>
        <table:table-row>
          <table:table-cell office:value="2091" office:value-type="float"/>
          <table:table-cell office:value-type="string">
            <text:p>United</text:p>
          </table:table-cell>
          <table:table-cell office:value-type="string">
            <text:p>@united more people stranded cause you suck. Better yet, you weasel out of Flight Booking Problems rooms for people claiming weather http://t.co/Flcnnn2USD</text:p>
          </table:table-cell>
          <table:table-cell office:value="3.2452851237086144" office:value-type="float"/>
          <table:table-cell office:value="0.191" office:value-type="float"/>
          <table:table-cell office:value="0.2809382475206321" office:value-type="float"/>
        </table:table-row>
        <table:table-row>
          <table:table-cell office:value="6554" office:value-type="float"/>
          <table:table-cell office:value-type="string">
            <text:p>Southwest</text:p>
          </table:table-cell>
          <table:table-cell office:value-type="string">
            <text:p>@SouthwestAir still on the ground &amp;gt;30mins after planned departure. And this is California. No weather here. Originally told 10 min delay.</text:p>
          </table:table-cell>
          <table:table-cell office:value="3.2452851237086144" office:value-type="float"/>
          <table:table-cell office:value="0.191" office:value-type="float"/>
          <table:table-cell office:value="0.2809382475206321" office:value-type="float"/>
        </table:table-row>
        <table:table-row>
          <table:table-cell office:value="9489" office:value-type="float"/>
          <table:table-cell office:value-type="string">
            <text:p>US Airways</text:p>
          </table:table-cell>
          <table:table-cell office:value-type="string">
            <text:p>@USAirways Your system is affected by the weather?</text:p>
          </table:table-cell>
          <table:table-cell office:value="3.2452851237086144" office:value-type="float"/>
          <table:table-cell office:value="0.186" office:value-type="float"/>
          <table:table-cell office:value="0.2789382475206321" office:value-type="float"/>
        </table:table-row>
        <table:table-row>
          <table:table-cell office:value="3731" office:value-type="float"/>
          <table:table-cell office:value-type="string">
            <text:p>United</text:p>
          </table:table-cell>
          <table:table-cell office:value-type="string">
            <text:p>@united just informed you don't reimburse for issues due to weather. this is why your flights keep getting Cancelled Flightled--Thor hates you</text:p>
          </table:table-cell>
          <table:table-cell office:value="3.2452851237086144" office:value-type="float"/>
          <table:table-cell office:value="0.184" office:value-type="float"/>
          <table:table-cell office:value="0.2781382475206321" office:value-type="float"/>
        </table:table-row>
        <table:table-row>
          <table:table-cell office:value="2252" office:value-type="float"/>
          <table:table-cell office:value-type="string">
            <text:p>United</text:p>
          </table:table-cell>
          <table:table-cell office:value-type="string">
            <text:p>@united congratulations united. Fail again. Sky at a gate with a plane full of people waiting on 2. Weather gets worse now we can't leave.</text:p>
          </table:table-cell>
          <table:table-cell office:value="3.2452851237086144" office:value-type="float"/>
          <table:table-cell office:value="0.182" office:value-type="float"/>
          <table:table-cell office:value="0.27733824752063213" office:value-type="float"/>
        </table:table-row>
        <table:table-row>
          <table:table-cell office:value="5812" office:value-type="float"/>
          <table:table-cell office:value-type="string">
            <text:p>Southwest</text:p>
          </table:table-cell>
          <table:table-cell office:value-type="string">
            <text:p>@SouthwestAir Weather seriously cannot even be the only excuse at this point because it was awful service in the summer too. Over it.</text:p>
          </table:table-cell>
          <table:table-cell office:value="3.2452851237086144" office:value-type="float"/>
          <table:table-cell office:value="0.181" office:value-type="float"/>
          <table:table-cell office:value="0.2769382475206321" office:value-type="float"/>
        </table:table-row>
        <table:table-row>
          <table:table-cell office:value="4466" office:value-type="float"/>
          <table:table-cell office:value-type="string">
            <text:p>Southwest</text:p>
          </table:table-cell>
          <table:table-cell office:value-type="string">
            <text:p>@SouthwestAir why was Southwest only airline to Cancelled Flight all flights from Charleston? Was 7:50pm flight Cancelled Flightation really weather reLate Flightd?</text:p>
          </table:table-cell>
          <table:table-cell office:value="3.2452851237086144" office:value-type="float"/>
          <table:table-cell office:value="0.179" office:value-type="float"/>
          <table:table-cell office:value="0.2761382475206321" office:value-type="float"/>
        </table:table-row>
        <table:table-row>
          <table:table-cell office:value="12689" office:value-type="float"/>
          <table:table-cell office:value-type="string">
            <text:p>American</text:p>
          </table:table-cell>
          <table:table-cell office:value-type="string">
            <text:p>@AmericanAir You found my lost luggage, won't bring it to me until tomorrow. Next day if the weather isn't nicer. Terrible service</text:p>
          </table:table-cell>
          <table:table-cell office:value="3.2452851237086144" office:value-type="float"/>
          <table:table-cell office:value="0.179" office:value-type="float"/>
          <table:table-cell office:value="0.2761382475206321" office:value-type="float"/>
        </table:table-row>
        <table:table-row>
          <table:table-cell office:value="7662" office:value-type="float"/>
          <table:table-cell office:value-type="string">
            <text:p>Delta</text:p>
          </table:table-cell>
          <table:table-cell office:value-type="string">
            <text:p>@JetBlue thank you! I know the weather in #Boston isn't great. Everyone's tired</text:p>
          </table:table-cell>
          <table:table-cell office:value="3.2452851237086144" office:value-type="float"/>
          <table:table-cell office:value="0.178" office:value-type="float"/>
          <table:table-cell office:value="0.27573824752063214" office:value-type="float"/>
        </table:table-row>
        <table:table-row>
          <table:table-cell office:value="4278" office:value-type="float"/>
          <table:table-cell office:value-type="string">
            <text:p>United</text:p>
          </table:table-cell>
          <table:table-cell office:value-type="string">
            <text:p>@united feck guys. Stop Cancelled Flightling flights from EWR to RIC the weather is fine I both locations!!!</text:p>
          </table:table-cell>
          <table:table-cell office:value="3.2452851237086144" office:value-type="float"/>
          <table:table-cell office:value="0.177" office:value-type="float"/>
          <table:table-cell office:value="0.27533824752063213" office:value-type="float"/>
        </table:table-row>
        <table:table-row>
          <table:table-cell office:value="6465" office:value-type="float"/>
          <table:table-cell office:value-type="string">
            <text:p>Southwest</text:p>
          </table:table-cell>
          <table:table-cell office:value-type="string">
            <text:p>@SouthwestAir understand weather is an issue but on time Cancelled Flighted reinstated Cancelled Flighted with hardly any updates and doing nothing for me= :(</text:p>
          </table:table-cell>
          <table:table-cell office:value="3.2452851237086144" office:value-type="float"/>
          <table:table-cell office:value="0.172" office:value-type="float"/>
          <table:table-cell office:value="0.2733382475206321" office:value-type="float"/>
        </table:table-row>
        <table:table-row>
          <table:table-cell office:value="8426" office:value-type="float"/>
          <table:table-cell office:value-type="string">
            <text:p>Delta</text:p>
          </table:table-cell>
          <table:table-cell office:value-type="string">
            <text:p>@JetBlue any concern about Cancelled Flightled flights due to the cold weather in NJ Saturday am? Do you Cancelled Flight at 0 degrees?</text:p>
          </table:table-cell>
          <table:table-cell office:value="3.2452851237086144" office:value-type="float"/>
          <table:table-cell office:value="0.172" office:value-type="float"/>
          <table:table-cell office:value="0.2733382475206321" office:value-type="float"/>
        </table:table-row>
        <table:table-row>
          <table:table-cell office:value="951" office:value-type="float"/>
          <table:table-cell office:value-type="string">
            <text:p>United</text:p>
          </table:table-cell>
          <table:table-cell office:value-type="string">
            <text:p>@united yes, after this awful weather it appears I can get home</text:p>
          </table:table-cell>
          <table:table-cell office:value="3.2452851237086144" office:value-type="float"/>
          <table:table-cell office:value="0.171" office:value-type="float"/>
          <table:table-cell office:value="0.2729382475206321" office:value-type="float"/>
        </table:table-row>
        <table:table-row>
          <table:table-cell office:value="1887" office:value-type="float"/>
          <table:table-cell office:value-type="string">
            <text:p>United</text:p>
          </table:table-cell>
          <table:table-cell office:value-type="string">
            <text:p>@united <text:s/>I understand that but why should I pay to change if it was a problem with your plane. If it was weather I would understand</text:p>
          </table:table-cell>
          <table:table-cell office:value="3.2452851237086144" office:value-type="float"/>
          <table:table-cell office:value="0.171" office:value-type="float"/>
          <table:table-cell office:value="0.2729382475206321" office:value-type="float"/>
        </table:table-row>
        <table:table-row>
          <table:table-cell office:value="3555" office:value-type="float"/>
          <table:table-cell office:value-type="string">
            <text:p>United</text:p>
          </table:table-cell>
          <table:table-cell office:value-type="string">
            <text:p>@united UA5029 from RIC, UA507 from ORD, &amp;amp; UA423 from DEN -ALL DELAYED for non-weather issues. Way to go, youre batting 1.000! But no hotels</text:p>
          </table:table-cell>
          <table:table-cell office:value="3.2452851237086144" office:value-type="float"/>
          <table:table-cell office:value="0.17" office:value-type="float"/>
          <table:table-cell office:value="0.27253824752063216" office:value-type="float"/>
        </table:table-row>
        <table:table-row>
          <table:table-cell office:value="10792" office:value-type="float"/>
          <table:table-cell office:value-type="string">
            <text:p>US Airways</text:p>
          </table:table-cell>
          <table:table-cell office:value-type="string">
            <text:p>@USAirways hi there I am flying MYR-CLT-ORD tomorrow is weather looking ok or problematic?</text:p>
          </table:table-cell>
          <table:table-cell office:value="3.2452851237086144" office:value-type="float"/>
          <table:table-cell office:value="0.17" office:value-type="float"/>
          <table:table-cell office:value="0.27253824752063216" office:value-type="float"/>
        </table:table-row>
        <table:table-row>
          <table:table-cell office:value="10786" office:value-type="float"/>
          <table:table-cell office:value-type="string">
            <text:p>US Airways</text:p>
          </table:table-cell>
          <table:table-cell office:value-type="string">
            <text:p>@USAirways more lies, they said in their email we were delayed due to weather when the sky was clear in the city we were departing.</text:p>
          </table:table-cell>
          <table:table-cell office:value="3.2452851237086144" office:value-type="float"/>
          <table:table-cell office:value="0.169" office:value-type="float"/>
          <table:table-cell office:value="0.27213824752063215" office:value-type="float"/>
        </table:table-row>
        <table:table-row>
          <table:table-cell office:value="11685" office:value-type="float"/>
          <table:table-cell office:value-type="string">
            <text:p>US Airways</text:p>
          </table:table-cell>
          <table:table-cell office:value-type="string">
            <text:p>@USAirways with the weather mess in the South, I missed my connection in CLT. Impressed though with the Cust Serv phone reps today.</text:p>
          </table:table-cell>
          <table:table-cell office:value="3.2452851237086144" office:value-type="float"/>
          <table:table-cell office:value="0.169" office:value-type="float"/>
          <table:table-cell office:value="0.27213824752063215" office:value-type="float"/>
        </table:table-row>
        <table:table-row>
          <table:table-cell office:value="9878" office:value-type="float"/>
          <table:table-cell office:value-type="string">
            <text:p>US Airways</text:p>
          </table:table-cell>
          <table:table-cell office:value-type="string">
            <text:p>@USAirways why the hell will you not put us in a hotel when you've stranded us. Your message says mechanical issues not weather. #usairways</text:p>
          </table:table-cell>
          <table:table-cell office:value="3.2452851237086144" office:value-type="float"/>
          <table:table-cell office:value="0.167" office:value-type="float"/>
          <table:table-cell office:value="0.2713382475206321" office:value-type="float"/>
        </table:table-row>
        <table:table-row>
          <table:table-cell office:value="10303" office:value-type="float"/>
          <table:table-cell office:value-type="string">
            <text:p>US Airways</text:p>
          </table:table-cell>
          <table:table-cell office:value-type="string">
            <text:p>@USAirways Need help with a flight. Weather + funeral = tough combination. On hold for over an hour. Please?</text:p>
          </table:table-cell>
          <table:table-cell office:value="3.2452851237086144" office:value-type="float"/>
          <table:table-cell office:value="0.167" office:value-type="float"/>
          <table:table-cell office:value="0.2713382475206321" office:value-type="float"/>
        </table:table-row>
        <table:table-row>
          <table:table-cell office:value="11287" office:value-type="float"/>
          <table:table-cell office:value-type="string">
            <text:p>US Airways</text:p>
          </table:table-cell>
          <table:table-cell office:value-type="string">
            <text:p>@USAirways My wife had flight changes due to weather now she cant checkin to her return flight and it fails Is it possible usair Cancelled Flightled</text:p>
          </table:table-cell>
          <table:table-cell office:value="3.2452851237086144" office:value-type="float"/>
          <table:table-cell office:value="0.167" office:value-type="float"/>
          <table:table-cell office:value="0.2713382475206321" office:value-type="float"/>
        </table:table-row>
        <table:table-row>
          <table:table-cell office:value="8750" office:value-type="float"/>
          <table:table-cell office:value-type="string">
            <text:p>Delta</text:p>
          </table:table-cell>
          <table:table-cell office:value-type="string">
            <text:p>@JetBlue I get Sunday due to weather and ok Monday they're busy but this is crazy</text:p>
          </table:table-cell>
          <table:table-cell office:value="3.2452851237086144" office:value-type="float"/>
          <table:table-cell office:value="0.166" office:value-type="float"/>
          <table:table-cell office:value="0.2709382475206321" office:value-type="float"/>
        </table:table-row>
        <table:table-row>
          <table:table-cell office:value="1173" office:value-type="float"/>
          <table:table-cell office:value-type="string">
            <text:p>United</text:p>
          </table:table-cell>
          <table:table-cell office:value-type="string">
            <text:p>@united I guess. But what is the excuse for understaffed costumer services? 3 people had to deal with lots of angry passengers. Weather too?</text:p>
          </table:table-cell>
          <table:table-cell office:value="3.2452851237086144" office:value-type="float"/>
          <table:table-cell office:value="0.165" office:value-type="float"/>
          <table:table-cell office:value="0.27053824752063216" office:value-type="float"/>
        </table:table-row>
        <table:table-row>
          <table:table-cell office:value="10078" office:value-type="float"/>
          <table:table-cell office:value-type="string">
            <text:p>US Airways</text:p>
          </table:table-cell>
          <table:table-cell office:value-type="string">
            <text:p>@USAirways, I know you're dealing with the weather, but @PHLAirport is a hot mess. Pls send reinforcements</text:p>
          </table:table-cell>
          <table:table-cell office:value="3.2452851237086144" office:value-type="float"/>
          <table:table-cell office:value="0.165" office:value-type="float"/>
          <table:table-cell office:value="0.27053824752063216" office:value-type="float"/>
        </table:table-row>
        <table:table-row>
          <table:table-cell office:value="3356" office:value-type="float"/>
          <table:table-cell office:value-type="string">
            <text:p>United</text:p>
          </table:table-cell>
          <table:table-cell office:value-type="string">
            <text:p>@united Bos-SF was in between waivers. Business Cancelled Flighted due to weather before/after. No flexibility/compassion in extreme circumstances = 😔</text:p>
          </table:table-cell>
          <table:table-cell office:value="3.2452851237086144" office:value-type="float"/>
          <table:table-cell office:value="0.164" office:value-type="float"/>
          <table:table-cell office:value="0.27013824752063215" office:value-type="float"/>
        </table:table-row>
        <table:table-row>
          <table:table-cell office:value="13979" office:value-type="float"/>
          <table:table-cell office:value-type="string">
            <text:p>American</text:p>
          </table:table-cell>
          <table:table-cell office:value-type="string">
            <text:p>@vanessaannz seriously, you hate @AmericanAir since they can't accommodate you due to inclemental <text:s/>weather disruptions? lol, very funny</text:p>
          </table:table-cell>
          <table:table-cell office:value="2.433963842781461" office:value-type="float"/>
          <table:table-cell office:value="0.291" office:value-type="float"/>
          <table:table-cell office:value="0.2698036856404741" office:value-type="float"/>
        </table:table-row>
        <table:table-row>
          <table:table-cell office:value="6790" office:value-type="float"/>
          <table:table-cell office:value-type="string">
            <text:p>Delta</text:p>
          </table:table-cell>
          <table:table-cell office:value-type="string">
            <text:p>@JetBlue flight 462 to Boston delayed due to weather in Tampa?</text:p>
          </table:table-cell>
          <table:table-cell office:value="3.2452851237086144" office:value-type="float"/>
          <table:table-cell office:value="0.16" office:value-type="float"/>
          <table:table-cell office:value="0.26853824752063216" office:value-type="float"/>
        </table:table-row>
        <table:table-row>
          <table:table-cell office:value="10378" office:value-type="float"/>
          <table:table-cell office:value-type="string">
            <text:p>US Airways</text:p>
          </table:table-cell>
          <table:table-cell office:value-type="string">
            <text:p>@USAirways weather doesn't excuse poor customer service, lack of info from staff or the fact staff haven't turned up</text:p>
          </table:table-cell>
          <table:table-cell office:value="3.2452851237086144" office:value-type="float"/>
          <table:table-cell office:value="0.16" office:value-type="float"/>
          <table:table-cell office:value="0.26853824752063216" office:value-type="float"/>
        </table:table-row>
        <table:table-row>
          <table:table-cell office:value="13581" office:value-type="float"/>
          <table:table-cell office:value-type="string">
            <text:p>American</text:p>
          </table:table-cell>
          <table:table-cell office:value-type="string">
            <text:p>@AmericanAir #worstcustservice you should have contingency plans for extra workers during bad weather. 4+ hours hold #ridiculous</text:p>
          </table:table-cell>
          <table:table-cell office:value="2.433963842781461" office:value-type="float"/>
          <table:table-cell office:value="0.286" office:value-type="float"/>
          <table:table-cell office:value="0.2678036856404741" office:value-type="float"/>
        </table:table-row>
        <table:table-row>
          <table:table-cell office:value="4204" office:value-type="float"/>
          <table:table-cell office:value-type="string">
            <text:p>United</text:p>
          </table:table-cell>
          <table:table-cell office:value-type="string">
            <text:p>@united no, it was 2 flight Cancelled Flightlations (one due to weather, one mechanical) paid own hotel, bag held in transfer. No voucher/compensation</text:p>
          </table:table-cell>
          <table:table-cell office:value="3.2452851237086144" office:value-type="float"/>
          <table:table-cell office:value="0.156" office:value-type="float"/>
          <table:table-cell office:value="0.2669382475206321" office:value-type="float"/>
        </table:table-row>
        <table:table-row>
          <table:table-cell office:value="2369" office:value-type="float"/>
          <table:table-cell office:value-type="string">
            <text:p>United</text:p>
          </table:table-cell>
          <table:table-cell office:value-type="string">
            <text:p>@united flight was Cancelled Flightled due to mechanical issues but when I ask for cab fare they say it was weather and can't help me</text:p>
          </table:table-cell>
          <table:table-cell office:value="3.2452851237086144" office:value-type="float"/>
          <table:table-cell office:value="0.155" office:value-type="float"/>
          <table:table-cell office:value="0.26653824752063215" office:value-type="float"/>
        </table:table-row>
        <table:table-row>
          <table:table-cell office:value="5384" office:value-type="float"/>
          <table:table-cell office:value-type="string">
            <text:p>Southwest</text:p>
          </table:table-cell>
          <table:table-cell office:value-type="string">
            <text:p>@SouthwestAir my flight is Cancelled Flightled due to weather. What next ?</text:p>
          </table:table-cell>
          <table:table-cell office:value="3.2452851237086144" office:value-type="float"/>
          <table:table-cell office:value="0.154" office:value-type="float"/>
          <table:table-cell office:value="0.26613824752063214" office:value-type="float"/>
        </table:table-row>
        <table:table-row>
          <table:table-cell office:value="4299" office:value-type="float"/>
          <table:table-cell office:value-type="string">
            <text:p>United</text:p>
          </table:table-cell>
          <table:table-cell office:value-type="string">
            <text:p>@united did not let me get on the IAH-HNL direct. Now weather delay for my SFO leg. Stop being reactive and be proactive!</text:p>
          </table:table-cell>
          <table:table-cell office:value="3.2452851237086144" office:value-type="float"/>
          <table:table-cell office:value="0.153" office:value-type="float"/>
          <table:table-cell office:value="0.26573824752063213" office:value-type="float"/>
        </table:table-row>
        <table:table-row>
          <table:table-cell office:value="5614" office:value-type="float"/>
          <table:table-cell office:value-type="string">
            <text:p>Southwest</text:p>
          </table:table-cell>
          <table:table-cell office:value-type="string">
            <text:p>Includes @KCIAirport “@SouthwestAir: Inclement weather may impact scheduled service in. ReFlight Booking Problems options available: http://t.co/KeyrpFlHil”</text:p>
          </table:table-cell>
          <table:table-cell office:value="3.2452851237086144" office:value-type="float"/>
          <table:table-cell office:value="0.153" office:value-type="float"/>
          <table:table-cell office:value="0.26573824752063213" office:value-type="float"/>
        </table:table-row>
        <table:table-row>
          <table:table-cell office:value="7545" office:value-type="float"/>
          <table:table-cell office:value-type="string">
            <text:p>Delta</text:p>
          </table:table-cell>
          <table:table-cell office:value-type="string">
            <text:p>@JetBlue what happened to our plane meant to leave @ 830? Why do we have to wait for 1 from buffalo? Seems organizational error not weather.</text:p>
          </table:table-cell>
          <table:table-cell office:value="3.2452851237086144" office:value-type="float"/>
          <table:table-cell office:value="0.151" office:value-type="float"/>
          <table:table-cell office:value="0.2649382475206321" office:value-type="float"/>
        </table:table-row>
        <table:table-row>
          <table:table-cell office:value="11634" office:value-type="float"/>
          <table:table-cell office:value-type="string">
            <text:p>US Airways</text:p>
          </table:table-cell>
          <table:table-cell office:value-type="string">
            <text:p>@USAirways they call weather an act of God and refuse to help. I have my wife and 3 kids and they have no sympathy.</text:p>
          </table:table-cell>
          <table:table-cell office:value="3.2452851237086144" office:value-type="float"/>
          <table:table-cell office:value="0.148" office:value-type="float"/>
          <table:table-cell office:value="0.26373824752063213" office:value-type="float"/>
        </table:table-row>
        <table:table-row>
          <table:table-cell office:value="11741" office:value-type="float"/>
          <table:table-cell office:value-type="string">
            <text:p>US Airways</text:p>
          </table:table-cell>
          <table:table-cell office:value-type="string">
            <text:p>@USAirways The airline is embarrassing itself. I get that bad weather isn't your fault, but your response to it couldn't have been worse.</text:p>
          </table:table-cell>
          <table:table-cell office:value="3.2452851237086144" office:value-type="float"/>
          <table:table-cell office:value="0.145" office:value-type="float"/>
          <table:table-cell office:value="0.26253824752063215" office:value-type="float"/>
        </table:table-row>
        <table:table-row>
          <table:table-cell office:value="12282" office:value-type="float"/>
          <table:table-cell office:value-type="string">
            <text:p>American</text:p>
          </table:table-cell>
          <table:table-cell office:value-type="string">
            <text:p>@AmericanAir Hi guys.I have 2/25 RNO-DFW tomorrow.Plane coming from DFW with bad weather in AM.should I consider Fê-route as I have connect?</text:p>
          </table:table-cell>
          <table:table-cell office:value="3.2452851237086144" office:value-type="float"/>
          <table:table-cell office:value="0.143" office:value-type="float"/>
          <table:table-cell office:value="0.26173824752063213" office:value-type="float"/>
        </table:table-row>
        <table:table-row>
          <table:table-cell office:value="2517" office:value-type="float"/>
          <table:table-cell office:value-type="string">
            <text:p>United</text:p>
          </table:table-cell>
          <table:table-cell office:value-type="string">
            <text:p>@united thank you. It's my daughters 13th bd party w/proj. weather cond, it doesn't look promising. Please assist with earlier flts to Cmh?</text:p>
          </table:table-cell>
          <table:table-cell office:value="3.2452851237086144" office:value-type="float"/>
          <table:table-cell office:value="0.14" office:value-type="float"/>
          <table:table-cell office:value="0.26053824752063215" office:value-type="float"/>
        </table:table-row>
        <table:table-row>
          <table:table-cell office:value="10220" office:value-type="float"/>
          <table:table-cell office:value-type="string">
            <text:p>US Airways</text:p>
          </table:table-cell>
          <table:table-cell office:value-type="string">
            <text:p>@USAirways I have LITERALLY been on hold since 3am est.PlatinumEventually hung up &amp;amp; again back on hold. Understand weather, but ridiculous.</text:p>
          </table:table-cell>
          <table:table-cell office:value="3.2452851237086144" office:value-type="float"/>
          <table:table-cell office:value="0.14" office:value-type="float"/>
          <table:table-cell office:value="0.26053824752063215" office:value-type="float"/>
        </table:table-row>
        <table:table-row>
          <table:table-cell office:value="10477" office:value-type="float"/>
          <table:table-cell office:value-type="string">
            <text:p>US Airways</text:p>
          </table:table-cell>
          <table:table-cell office:value-type="string">
            <text:p>@USAirways Thank you!!! This whole crew has rocked through bad weather and diversion. Pilot keeping us well informed. #customerservice</text:p>
          </table:table-cell>
          <table:table-cell office:value="3.2452851237086144" office:value-type="float"/>
          <table:table-cell office:value="0.14" office:value-type="float"/>
          <table:table-cell office:value="0.26053824752063215" office:value-type="float"/>
        </table:table-row>
        <table:table-row>
          <table:table-cell office:value="6441" office:value-type="float"/>
          <table:table-cell office:value-type="string">
            <text:p>Southwest</text:p>
          </table:table-cell>
          <table:table-cell office:value-type="string">
            <text:p>@SouthwestAir there... from my first interaction with your people this morning, after bad weather, sorry but I wont be flying with you again</text:p>
          </table:table-cell>
          <table:table-cell office:value="3.2452851237086144" office:value-type="float"/>
          <table:table-cell office:value="0.139" office:value-type="float"/>
          <table:table-cell office:value="0.26013824752063214" office:value-type="float"/>
        </table:table-row>
        <table:table-row>
          <table:table-cell office:value="13878" office:value-type="float"/>
          <table:table-cell office:value-type="string">
            <text:p>American</text:p>
          </table:table-cell>
          <table:table-cell office:value-type="string">
            <text:p>@AmericanAir yea no worries. I'm just going home to Denver. Not your fault, weather sucks bad.</text:p>
          </table:table-cell>
          <table:table-cell office:value="2.433963842781461" office:value-type="float"/>
          <table:table-cell office:value="0.266" office:value-type="float"/>
          <table:table-cell office:value="0.2598036856404741" office:value-type="float"/>
        </table:table-row>
        <table:table-row>
          <table:table-cell office:value="3925" office:value-type="float"/>
          <table:table-cell office:value-type="string">
            <text:p>United</text:p>
          </table:table-cell>
          <table:table-cell office:value-type="string">
            <text:p>@united Hi, I read there are weather warnings on the East Coast of the US. Would a flight from LHR to SFO be affected?</text:p>
          </table:table-cell>
          <table:table-cell office:value="3.2452851237086144" office:value-type="float"/>
          <table:table-cell office:value="0.138" office:value-type="float"/>
          <table:table-cell office:value="0.2597382475206321" office:value-type="float"/>
        </table:table-row>
        <table:table-row>
          <table:table-cell office:value="7223" office:value-type="float"/>
          <table:table-cell office:value-type="string">
            <text:p>Delta</text:p>
          </table:table-cell>
          <table:table-cell office:value-type="string">
            <text:p>.@JetBlue That's what I planned on but Boston traffic due to recent weather was insane! If I had been expedited I would have made it.</text:p>
          </table:table-cell>
          <table:table-cell office:value="3.2452851237086144" office:value-type="float"/>
          <table:table-cell office:value="0.138" office:value-type="float"/>
          <table:table-cell office:value="0.2597382475206321" office:value-type="float"/>
        </table:table-row>
        <table:table-row>
          <table:table-cell office:value="6911" office:value-type="float"/>
          <table:table-cell office:value-type="string">
            <text:p>Delta</text:p>
          </table:table-cell>
          <table:table-cell office:value-type="string">
            <text:p>@JetBlue not ok to Cancelled Flight flight 1274 tmrw for "weather" &amp;amp; to rebook 4 flight the next day when there is flight tmrw night. no compensation?</text:p>
          </table:table-cell>
          <table:table-cell office:value="3.2452851237086144" office:value-type="float"/>
          <table:table-cell office:value="0.137" office:value-type="float"/>
          <table:table-cell office:value="0.2593382475206321" office:value-type="float"/>
        </table:table-row>
        <table:table-row>
          <table:table-cell office:value="10066" office:value-type="float"/>
          <table:table-cell office:value-type="string">
            <text:p>US Airways</text:p>
          </table:table-cell>
          <table:table-cell office:value-type="string">
            <text:p>@USAirways there is no extreme weather in Miami. Pick up the phone. Hire more people.</text:p>
          </table:table-cell>
          <table:table-cell office:value="3.2452851237086144" office:value-type="float"/>
          <table:table-cell office:value="0.136" office:value-type="float"/>
          <table:table-cell office:value="0.2589382475206321" office:value-type="float"/>
        </table:table-row>
        <table:table-row>
          <table:table-cell office:value="9067" office:value-type="float"/>
          <table:table-cell office:value-type="string">
            <text:p>US Airways</text:p>
          </table:table-cell>
          <table:table-cell office:value-type="string">
            <text:p>@USAirways Is there a phone line to call into that isn't being affected by "bad weather"? Trying to book a vacation, here... 👀</text:p>
          </table:table-cell>
          <table:table-cell office:value="3.2452851237086144" office:value-type="float"/>
          <table:table-cell office:value="0.135" office:value-type="float"/>
          <table:table-cell office:value="0.25853824752063215" office:value-type="float"/>
        </table:table-row>
        <table:table-row>
          <table:table-cell office:value="7212" office:value-type="float"/>
          <table:table-cell office:value-type="string">
            <text:p>Delta</text:p>
          </table:table-cell>
          <table:table-cell office:value-type="string">
            <text:p>@JetBlue will you Cancelled Flight tonight's 7 pm out of DFW to BOS? #weather</text:p>
          </table:table-cell>
          <table:table-cell office:value="3.2452851237086144" office:value-type="float"/>
          <table:table-cell office:value="0.133" office:value-type="float"/>
          <table:table-cell office:value="0.2577382475206321" office:value-type="float"/>
        </table:table-row>
        <table:table-row>
          <table:table-cell office:value="9957" office:value-type="float"/>
          <table:table-cell office:value-type="string">
            <text:p>US Airways</text:p>
          </table:table-cell>
          <table:table-cell office:value-type="string">
            <text:p>@usairways @BarclaycardUS 1 hr wait so far for customer service. yes bad weather but do air traffic controllers answer your phones?!??</text:p>
          </table:table-cell>
          <table:table-cell office:value="3.2452851237086144" office:value-type="float"/>
          <table:table-cell office:value="0.129" office:value-type="float"/>
          <table:table-cell office:value="0.25613824752063213" office:value-type="float"/>
        </table:table-row>
        <table:table-row>
          <table:table-cell office:value="3501" office:value-type="float"/>
          <table:table-cell office:value-type="string">
            <text:p>United</text:p>
          </table:table-cell>
          <table:table-cell office:value-type="string">
            <text:p>@united rushed through the -6 degree weather to get to the airport on time. Too bad the pilots didn't do the same. #stillwaiting.</text:p>
          </table:table-cell>
          <table:table-cell office:value="3.2452851237086144" office:value-type="float"/>
          <table:table-cell office:value="0.128" office:value-type="float"/>
          <table:table-cell office:value="0.2557382475206321" office:value-type="float"/>
        </table:table-row>
        <table:table-row>
          <table:table-cell office:value="10388" office:value-type="float"/>
          <table:table-cell office:value-type="string">
            <text:p>US Airways</text:p>
          </table:table-cell>
          <table:table-cell office:value-type="string">
            <text:p>@USAirways My brother &amp;amp; his family stranded in CLT tonight bc gate E36 agent wouldn't hold plane for two minutes. Now driving in bad weather</text:p>
          </table:table-cell>
          <table:table-cell office:value="3.2452851237086144" office:value-type="float"/>
          <table:table-cell office:value="0.127" office:value-type="float"/>
          <table:table-cell office:value="0.2553382475206321" office:value-type="float"/>
        </table:table-row>
        <table:table-row>
          <table:table-cell office:value="5381" office:value-type="float"/>
          <table:table-cell office:value-type="string">
            <text:p>Southwest</text:p>
          </table:table-cell>
          <table:table-cell office:value-type="string">
            <text:p>@SouthwestAir - I get that weather delays are not in your hands, but is there nothing else you can offer for the massive inconvenience?</text:p>
          </table:table-cell>
          <table:table-cell office:value="3.2452851237086144" office:value-type="float"/>
          <table:table-cell office:value="0.124" office:value-type="float"/>
          <table:table-cell office:value="0.25413824752063213" office:value-type="float"/>
        </table:table-row>
        <table:table-row>
          <table:table-cell office:value="6917" office:value-type="float"/>
          <table:table-cell office:value-type="string">
            <text:p>Delta</text:p>
          </table:table-cell>
          <table:table-cell office:value-type="string">
            <text:p>@JetBlue Not trying to make you look bad, on your website it says: "Due to weather in the Charleston, NC" Its actually in SC, not NC</text:p>
          </table:table-cell>
          <table:table-cell office:value="3.2452851237086144" office:value-type="float"/>
          <table:table-cell office:value="0.123" office:value-type="float"/>
          <table:table-cell office:value="0.2537382475206321" office:value-type="float"/>
        </table:table-row>
        <table:table-row>
          <table:table-cell office:value="9089" office:value-type="float"/>
          <table:table-cell office:value-type="string">
            <text:p>US Airways</text:p>
          </table:table-cell>
          <table:table-cell office:value-type="string">
            <text:p>@USAirways - Good to know that your phone customer service is still impaired due to "bad weather" that was over a week ago #jetblueanyone?</text:p>
          </table:table-cell>
          <table:table-cell office:value="3.2452851237086144" office:value-type="float"/>
          <table:table-cell office:value="0.123" office:value-type="float"/>
          <table:table-cell office:value="0.2537382475206321" office:value-type="float"/>
        </table:table-row>
        <table:table-row>
          <table:table-cell office:value="12861" office:value-type="float"/>
          <table:table-cell office:value-type="string">
            <text:p>American</text:p>
          </table:table-cell>
          <table:table-cell office:value-type="string">
            <text:p>@AmericanAir I had it until last night, but because "severe weather" I could make the needed changes and now fair goes up 150 each.</text:p>
          </table:table-cell>
          <table:table-cell office:value="3.2452851237086144" office:value-type="float"/>
          <table:table-cell office:value="0.12" office:value-type="float"/>
          <table:table-cell office:value="0.25253824752063214" office:value-type="float"/>
        </table:table-row>
        <table:table-row>
          <table:table-cell office:value="14057" office:value-type="float"/>
          <table:table-cell office:value-type="string">
            <text:p>American</text:p>
          </table:table-cell>
          <table:table-cell office:value-type="string">
            <text:p>@AmericanAir @praywinn between understaffing, what looks like a labor slowdown, weather, incompetence, and disregard for the customer...</text:p>
          </table:table-cell>
          <table:table-cell office:value="2.433963842781461" office:value-type="float"/>
          <table:table-cell office:value="0.247" office:value-type="float"/>
          <table:table-cell office:value="0.25220368564047413" office:value-type="float"/>
        </table:table-row>
        <table:table-row>
          <table:table-cell office:value="4628" office:value-type="float"/>
          <table:table-cell office:value-type="string">
            <text:p>Southwest</text:p>
          </table:table-cell>
          <table:table-cell office:value-type="string">
            <text:p>@SouthwestAir #Vegas I was there 5 days ago. Miss the <text:s/>Warm Weather</text:p>
          </table:table-cell>
          <table:table-cell office:value="3.2452851237086144" office:value-type="float"/>
          <table:table-cell office:value="0.119" office:value-type="float"/>
          <table:table-cell office:value="0.25213824752063213" office:value-type="float"/>
        </table:table-row>
        <table:table-row>
          <table:table-cell office:value="7791" office:value-type="float"/>
          <table:table-cell office:value-type="string">
            <text:p>Delta</text:p>
          </table:table-cell>
          <table:table-cell office:value-type="string">
            <text:p>Cool thx! Only a couple more #PGAShow flights til I'm #Mosaic...can't wait. Will be easier to change flights when weathers bad @JetBlue</text:p>
          </table:table-cell>
          <table:table-cell office:value="3.2452851237086144" office:value-type="float"/>
          <table:table-cell office:value="0.119" office:value-type="float"/>
          <table:table-cell office:value="0.25213824752063213" office:value-type="float"/>
        </table:table-row>
        <table:table-row>
          <table:table-cell office:value="10149" office:value-type="float"/>
          <table:table-cell office:value-type="string">
            <text:p>US Airways</text:p>
          </table:table-cell>
          <table:table-cell office:value-type="string">
            <text:p>@USAirways My family, friends and colleagues will NEVER <text:s/>fly USAir again. Bad weather happens. The good airlines seem to communicate better.</text:p>
          </table:table-cell>
          <table:table-cell office:value="3.2452851237086144" office:value-type="float"/>
          <table:table-cell office:value="0.119" office:value-type="float"/>
          <table:table-cell office:value="0.25213824752063213" office:value-type="float"/>
        </table:table-row>
        <table:table-row>
          <table:table-cell office:value="12858" office:value-type="float"/>
          <table:table-cell office:value-type="string">
            <text:p>American</text:p>
          </table:table-cell>
          <table:table-cell office:value-type="string">
            <text:p>@AmericanAir I fly American because of family but severe weather excuse so I can't call to make change, why have a computer if u cant modify</text:p>
          </table:table-cell>
          <table:table-cell office:value="3.2452851237086144" office:value-type="float"/>
          <table:table-cell office:value="0.118" office:value-type="float"/>
          <table:table-cell office:value="0.2517382475206321" office:value-type="float"/>
        </table:table-row>
        <table:table-row>
          <table:table-cell office:value="1979" office:value-type="float"/>
          <table:table-cell office:value-type="string">
            <text:p>United</text:p>
          </table:table-cell>
          <table:table-cell office:value-type="string">
            <text:p>@united I would understand if weather was the issue, but bc of airline maintenance I had to sleep on an airport floor and lose an entire day</text:p>
          </table:table-cell>
          <table:table-cell office:value="3.2452851237086144" office:value-type="float"/>
          <table:table-cell office:value="0.117" office:value-type="float"/>
          <table:table-cell office:value="0.25133824752063216" office:value-type="float"/>
        </table:table-row>
        <table:table-row>
          <table:table-cell office:value="9152" office:value-type="float"/>
          <table:table-cell office:value-type="string">
            <text:p>US Airways</text:p>
          </table:table-cell>
          <table:table-cell office:value-type="string">
            <text:p>@USAirways I don't like being lied to. No bad weather in dc md va. I've been stuck in CA all day and should've been home by now. You owe me.</text:p>
          </table:table-cell>
          <table:table-cell office:value="3.2452851237086144" office:value-type="float"/>
          <table:table-cell office:value="0.117" office:value-type="float"/>
          <table:table-cell office:value="0.25133824752063216" office:value-type="float"/>
        </table:table-row>
        <table:table-row>
          <table:table-cell office:value="9199" office:value-type="float"/>
          <table:table-cell office:value-type="string">
            <text:p>US Airways</text:p>
          </table:table-cell>
          <table:table-cell office:value-type="string">
            <text:p>@USAirways cust svc means nothing! So disappointed. Trying since 730a to speak to a human I get bad weather not bad service. #socialtantrum</text:p>
          </table:table-cell>
          <table:table-cell office:value="3.2452851237086144" office:value-type="float"/>
          <table:table-cell office:value="0.117" office:value-type="float"/>
          <table:table-cell office:value="0.25133824752063216" office:value-type="float"/>
        </table:table-row>
        <table:table-row>
          <table:table-cell office:value="10239" office:value-type="float"/>
          <table:table-cell office:value-type="string">
            <text:p>US Airways</text:p>
          </table:table-cell>
          <table:table-cell office:value-type="string">
            <text:p>@USAirways OK, I guess the weather has been rough but I have been trying to sort out missing air-miles for days. Any suggestions?</text:p>
          </table:table-cell>
          <table:table-cell office:value="3.2452851237086144" office:value-type="float"/>
          <table:table-cell office:value="0.113" office:value-type="float"/>
          <table:table-cell office:value="0.24973824752063212" office:value-type="float"/>
        </table:table-row>
        <table:table-row>
          <table:table-cell office:value="5937" office:value-type="float"/>
          <table:table-cell office:value-type="string">
            <text:p>Southwest</text:p>
          </table:table-cell>
          <table:table-cell office:value-type="string">
            <text:p>@SouthwestAir now flying non stop CMH-OAK has me daydreaming about a trip to the bay...especially in this weather. #OhioProbz</text:p>
          </table:table-cell>
          <table:table-cell office:value="3.2452851237086144" office:value-type="float"/>
          <table:table-cell office:value="0.109" office:value-type="float"/>
          <table:table-cell office:value="0.24813824752063213" office:value-type="float"/>
        </table:table-row>
        <table:table-row>
          <table:table-cell office:value="6066" office:value-type="float"/>
          <table:table-cell office:value-type="string">
            <text:p>Southwest</text:p>
          </table:table-cell>
          <table:table-cell office:value-type="string">
            <text:p>@SouthwestAir are passengers automatically rebooked on other flights if original is Cancelled Flighted for weather etc?</text:p>
          </table:table-cell>
          <table:table-cell office:value="3.2452851237086144" office:value-type="float"/>
          <table:table-cell office:value="0.109" office:value-type="float"/>
          <table:table-cell office:value="0.24813824752063213" office:value-type="float"/>
        </table:table-row>
        <table:table-row>
          <table:table-cell office:value="11778" office:value-type="float"/>
          <table:table-cell office:value-type="string">
            <text:p>US Airways</text:p>
          </table:table-cell>
          <table:table-cell office:value-type="string">
            <text:p>@USAirways me too. In the future, have a better harsh weather preparedness plan. So much of your staff called out that everything snowballed</text:p>
          </table:table-cell>
          <table:table-cell office:value="3.2452851237086144" office:value-type="float"/>
          <table:table-cell office:value="0.108" office:value-type="float"/>
          <table:table-cell office:value="0.24773824752063212" office:value-type="float"/>
        </table:table-row>
        <table:table-row>
          <table:table-cell office:value="2882" office:value-type="float"/>
          <table:table-cell office:value-type="string">
            <text:p>United</text:p>
          </table:table-cell>
          <table:table-cell office:value-type="string">
            <text:p>@united I booked and paid for a flight to get me to Denver at a specific time for a meeting. You failed... It wasn't caused by weather</text:p>
          </table:table-cell>
          <table:table-cell office:value="3.2452851237086144" office:value-type="float"/>
          <table:table-cell office:value="0.106" office:value-type="float"/>
          <table:table-cell office:value="0.24693824752063212" office:value-type="float"/>
        </table:table-row>
        <table:table-row>
          <table:table-cell office:value="4861" office:value-type="float"/>
          <table:table-cell office:value-type="string">
            <text:p>Southwest</text:p>
          </table:table-cell>
          <table:table-cell office:value-type="string">
            <text:p>But expect no help from -&amp;gt;@SouthwestAir &amp;lt;-. <text:s/>Our flt was canx at the last minute for "weather." <text:s/>We flew home on weatherless @united.</text:p>
          </table:table-cell>
          <table:table-cell office:value="3.2452851237086144" office:value-type="float"/>
          <table:table-cell office:value="0.105" office:value-type="float"/>
          <table:table-cell office:value="0.24653824752063214" office:value-type="float"/>
        </table:table-row>
        <table:table-row>
          <table:table-cell office:value="13967" office:value-type="float"/>
          <table:table-cell office:value-type="string">
            <text:p>American</text:p>
          </table:table-cell>
          <table:table-cell office:value-type="string">
            <text:p>@AmericanAir -- This is after you Cancelled Flightled our flight into Buffalo because of "weather" and lied to us and said other airlines Cancelled Flightled</text:p>
          </table:table-cell>
          <table:table-cell office:value="2.433963842781461" office:value-type="float"/>
          <table:table-cell office:value="0.231" office:value-type="float"/>
          <table:table-cell office:value="0.2458036856404741" office:value-type="float"/>
        </table:table-row>
        <table:table-row>
          <table:table-cell office:value="12330" office:value-type="float"/>
          <table:table-cell office:value-type="string">
            <text:p>American</text:p>
          </table:table-cell>
          <table:table-cell office:value-type="string">
            <text:p>@AmericanAir although you have no control of the weather, you came through with a great customer service</text:p>
          </table:table-cell>
          <table:table-cell office:value="3.2452851237086144" office:value-type="float"/>
          <table:table-cell office:value="0.103" office:value-type="float"/>
          <table:table-cell office:value="0.2457382475206321" office:value-type="float"/>
        </table:table-row>
        <table:table-row>
          <table:table-cell office:value="5994" office:value-type="float"/>
          <table:table-cell office:value-type="string">
            <text:p>Southwest</text:p>
          </table:table-cell>
          <table:table-cell office:value-type="string">
            <text:p>@SouthwestAir @FortuneMagazine Superb choice - SWA. I am a raving fan. They even take stress out of weather-reLate Flightd glitches! <text:s/>#custexp</text:p>
          </table:table-cell>
          <table:table-cell office:value="3.2452851237086144" office:value-type="float"/>
          <table:table-cell office:value="0.102" office:value-type="float"/>
          <table:table-cell office:value="0.24533824752063213" office:value-type="float"/>
        </table:table-row>
        <table:table-row>
          <table:table-cell office:value="2262" office:value-type="float"/>
          <table:table-cell office:value-type="string">
            <text:p>United</text:p>
          </table:table-cell>
          <table:table-cell office:value-type="string">
            <text:p>@united <text:s/>your costumer service today in the Providence airport was sucked. Recommend your airline learn to check the weather and be honest</text:p>
          </table:table-cell>
          <table:table-cell office:value="3.2452851237086144" office:value-type="float"/>
          <table:table-cell office:value="0.101" office:value-type="float"/>
          <table:table-cell office:value="0.24493824752063215" office:value-type="float"/>
        </table:table-row>
        <table:table-row>
          <table:table-cell office:value="12608" office:value-type="float"/>
          <table:table-cell office:value-type="string">
            <text:p>American</text:p>
          </table:table-cell>
          <table:table-cell office:value-type="string">
            <text:p>@AmericanAir the last was 2339 dfw to ord. Not weather reLate Flightd... Austin leg delayed as well</text:p>
          </table:table-cell>
          <table:table-cell office:value="3.2452851237086144" office:value-type="float"/>
          <table:table-cell office:value="0.1" office:value-type="float"/>
          <table:table-cell office:value="0.24453824752063213" office:value-type="float"/>
        </table:table-row>
        <table:table-row>
          <table:table-cell office:value="5548" office:value-type="float"/>
          <table:table-cell office:value-type="string">
            <text:p>Southwest</text:p>
          </table:table-cell>
          <table:table-cell office:value-type="string">
            <text:p>@SouthwestAir Totally sucks that my flights were weathered out of existence, but Stacy in Tucson helped with an overnight in Vegas!</text:p>
          </table:table-cell>
          <table:table-cell office:value="3.2452851237086144" office:value-type="float"/>
          <table:table-cell office:value="0.099" office:value-type="float"/>
          <table:table-cell office:value="0.24413824752063212" office:value-type="float"/>
        </table:table-row>
        <table:table-row>
          <table:table-cell office:value="9031" office:value-type="float"/>
          <table:table-cell office:value-type="string">
            <text:p>US Airways</text:p>
          </table:table-cell>
          <table:table-cell office:value-type="string">
            <text:p>@USAirways <text:s/>2 calls &amp;amp; wasted 3 hrs on hold to change my coming divided awards weather reLate Flightd flight. Y'all disconnected me 2x. Please help.</text:p>
          </table:table-cell>
          <table:table-cell office:value="3.2452851237086144" office:value-type="float"/>
          <table:table-cell office:value="0.099" office:value-type="float"/>
          <table:table-cell office:value="0.24413824752063212" office:value-type="float"/>
        </table:table-row>
        <table:table-row>
          <table:table-cell office:value="13460" office:value-type="float"/>
          <table:table-cell office:value-type="string">
            <text:p>American</text:p>
          </table:table-cell>
          <table:table-cell office:value-type="string">
            <text:p>@AmericanAir Your customer service sucks! You rep should not be yelling at a caller regarding the weather in DFW. <text:s/>Hope you go bankrupt!</text:p>
          </table:table-cell>
          <table:table-cell office:value="2.433963842781461" office:value-type="float"/>
          <table:table-cell office:value="0.226" office:value-type="float"/>
          <table:table-cell office:value="0.2438036856404741" office:value-type="float"/>
        </table:table-row>
        <table:table-row>
          <table:table-cell office:value="9701" office:value-type="float"/>
          <table:table-cell office:value-type="string">
            <text:p>US Airways</text:p>
          </table:table-cell>
          <table:table-cell office:value-type="string">
            <text:p>@USAirways we flew out, through and into good weather. when we landed, <text:s/>another technical issue with gate. improve service or lose customers</text:p>
          </table:table-cell>
          <table:table-cell office:value="3.2452851237086144" office:value-type="float"/>
          <table:table-cell office:value="0.098" office:value-type="float"/>
          <table:table-cell office:value="0.24373824752063214" office:value-type="float"/>
        </table:table-row>
        <table:table-row>
          <table:table-cell office:value="7257" office:value-type="float"/>
          <table:table-cell office:value-type="string">
            <text:p>Delta</text:p>
          </table:table-cell>
          <table:table-cell office:value-type="string">
            <text:p>@jetblue Vegas desk said JFK connect would b held 4 us and 26 others on our plane now staff at JFK says weather was problem. #epicfail</text:p>
          </table:table-cell>
          <table:table-cell office:value="3.2452851237086144" office:value-type="float"/>
          <table:table-cell office:value="0.097" office:value-type="float"/>
          <table:table-cell office:value="0.24333824752063213" office:value-type="float"/>
        </table:table-row>
        <table:table-row>
          <table:table-cell office:value="14549" office:value-type="float"/>
          <table:table-cell office:value-type="string">
            <text:p>American</text:p>
          </table:table-cell>
          <table:table-cell office:value-type="string">
            <text:p>@AmericanAir @sweetmel If weather is bad, wouldn't your folks try extra hard to communicate...or load bags onto flight 1320...or...anything?</text:p>
          </table:table-cell>
          <table:table-cell office:value="2.433963842781461" office:value-type="float"/>
          <table:table-cell office:value="0.224" office:value-type="float"/>
          <table:table-cell office:value="0.24300368564047412" office:value-type="float"/>
        </table:table-row>
        <table:table-row>
          <table:table-cell office:value="6970" office:value-type="float"/>
          <table:table-cell office:value-type="string">
            <text:p>Delta</text:p>
          </table:table-cell>
          <table:table-cell office:value-type="string">
            <text:p>@JetBlue We had 2 great flights into and out of the Bahamas, even during the bad weather in the northeast, thanks for the great service!!!</text:p>
          </table:table-cell>
          <table:table-cell office:value="3.2452851237086144" office:value-type="float"/>
          <table:table-cell office:value="0.096" office:value-type="float"/>
          <table:table-cell office:value="0.24293824752063214" office:value-type="float"/>
        </table:table-row>
        <table:table-row>
          <table:table-cell office:value="11392" office:value-type="float"/>
          <table:table-cell office:value-type="string">
            <text:p>US Airways</text:p>
          </table:table-cell>
          <table:table-cell office:value-type="string">
            <text:p>@USAirways had 2 Cancelled Flight my trip to LA bc weather @SouthwestAir was easy but US air is making me pay $200 to use the credit. Never again</text:p>
          </table:table-cell>
          <table:table-cell office:value="3.2452851237086144" office:value-type="float"/>
          <table:table-cell office:value="0.096" office:value-type="float"/>
          <table:table-cell office:value="0.24293824752063214" office:value-type="float"/>
        </table:table-row>
        <table:table-row>
          <table:table-cell office:value="5563" office:value-type="float"/>
          <table:table-cell office:value-type="string">
            <text:p>Southwest</text:p>
          </table:table-cell>
          <table:table-cell office:value-type="string">
            <text:p>@SouthwestAir Cancelled Flights arrivals &amp;amp; departures in Nashville as of 5pm. That and more weather headlines @ 4pm #LiveOnFOX17 #FebruaryFreezeFox17</text:p>
          </table:table-cell>
          <table:table-cell office:value="3.2452851237086144" office:value-type="float"/>
          <table:table-cell office:value="0.095" office:value-type="float"/>
          <table:table-cell office:value="0.24253824752063213" office:value-type="float"/>
        </table:table-row>
        <table:table-row>
          <table:table-cell office:value="6650" office:value-type="float"/>
          <table:table-cell office:value-type="string">
            <text:p>Southwest</text:p>
          </table:table-cell>
          <table:table-cell office:value-type="string">
            <text:p>@SouthwestAir I need to request a refund on my flight that was Cancelled Flightled this morning due to the weather.</text:p>
          </table:table-cell>
          <table:table-cell office:value="3.2452851237086144" office:value-type="float"/>
          <table:table-cell office:value="0.095" office:value-type="float"/>
          <table:table-cell office:value="0.24253824752063213" office:value-type="float"/>
        </table:table-row>
        <table:table-row>
          <table:table-cell office:value="3161" office:value-type="float"/>
          <table:table-cell office:value-type="string">
            <text:p>United</text:p>
          </table:table-cell>
          <table:table-cell office:value-type="string">
            <text:p>@united it wasn't a delay so much as a straight Cancelled Flightlation. Weather wasn't an issue either.</text:p>
          </table:table-cell>
          <table:table-cell office:value="3.2452851237086144" office:value-type="float"/>
          <table:table-cell office:value="0.092" office:value-type="float"/>
          <table:table-cell office:value="0.24133824752063213" office:value-type="float"/>
        </table:table-row>
        <table:table-row>
          <table:table-cell office:value="9024" office:value-type="float"/>
          <table:table-cell office:value-type="string">
            <text:p>US Airways</text:p>
          </table:table-cell>
          <table:table-cell office:value-type="string">
            <text:p>@USAirways great job today from your team with a challenging weather delay on flight 1925 out of Charlotte. #travel #friendlyteam</text:p>
          </table:table-cell>
          <table:table-cell office:value="3.2452851237086144" office:value-type="float"/>
          <table:table-cell office:value="0.092" office:value-type="float"/>
          <table:table-cell office:value="0.24133824752063213" office:value-type="float"/>
        </table:table-row>
        <table:table-row>
          <table:table-cell office:value="4456" office:value-type="float"/>
          <table:table-cell office:value-type="string">
            <text:p>Southwest</text:p>
          </table:table-cell>
          <table:table-cell office:value-type="string">
            <text:p>@SouthwestAir is there a resource to check delays/Cancelled Flightlations out of Love Field? Flying out tomorrow am and stressed about weather! ❄️</text:p>
          </table:table-cell>
          <table:table-cell office:value="3.2452851237086144" office:value-type="float"/>
          <table:table-cell office:value="0.089" office:value-type="float"/>
          <table:table-cell office:value="0.24013824752063212" office:value-type="float"/>
        </table:table-row>
        <table:table-row>
          <table:table-cell office:value="10330" office:value-type="float"/>
          <table:table-cell office:value-type="string">
            <text:p>US Airways</text:p>
          </table:table-cell>
          <table:table-cell office:value-type="string">
            <text:p>@USAirways They provided no options. Since you all have a better sense of the weather, I hoped you could suggest.</text:p>
          </table:table-cell>
          <table:table-cell office:value="3.2452851237086144" office:value-type="float"/>
          <table:table-cell office:value="0.089" office:value-type="float"/>
          <table:table-cell office:value="0.24013824752063212" office:value-type="float"/>
        </table:table-row>
        <table:table-row>
          <table:table-cell office:value="11386" office:value-type="float"/>
          <table:table-cell office:value-type="string">
            <text:p>US Airways</text:p>
          </table:table-cell>
          <table:table-cell office:value-type="string">
            <text:p>@USAirways I realize the weather but day after day our flights keep getting Cancelled Flighted. Please prioritize ur passengers and help them</text:p>
          </table:table-cell>
          <table:table-cell office:value="3.2452851237086144" office:value-type="float"/>
          <table:table-cell office:value="0.089" office:value-type="float"/>
          <table:table-cell office:value="0.24013824752063212" office:value-type="float"/>
        </table:table-row>
        <table:table-row>
          <table:table-cell office:value="13115" office:value-type="float"/>
          <table:table-cell office:value-type="string">
            <text:p>American</text:p>
          </table:table-cell>
          <table:table-cell office:value-type="string">
            <text:p>@AmericanAir 249 EWR - DFW is now stopping BNA to refuel 4 bad weather? Are YOU just trying to get the plane closer 2 DFW then Cancelled Flight on us?</text:p>
          </table:table-cell>
          <table:table-cell office:value="2.433963842781461" office:value-type="float"/>
          <table:table-cell office:value="0.216" office:value-type="float"/>
          <table:table-cell office:value="0.2398036856404741" office:value-type="float"/>
        </table:table-row>
        <table:table-row>
          <table:table-cell office:value="7336" office:value-type="float"/>
          <table:table-cell office:value-type="string">
            <text:p>Delta</text:p>
          </table:table-cell>
          <table:table-cell office:value-type="string">
            <text:p>@JetBlue flight 98 DEN to JFK already 2hrs delayed. Any idea how that might change again due to weather forecast etc?</text:p>
          </table:table-cell>
          <table:table-cell office:value="3.2452851237086144" office:value-type="float"/>
          <table:table-cell office:value="0.087" office:value-type="float"/>
          <table:table-cell office:value="0.23933824752063212" office:value-type="float"/>
        </table:table-row>
        <table:table-row>
          <table:table-cell office:value="10716" office:value-type="float"/>
          <table:table-cell office:value-type="string">
            <text:p>US Airways</text:p>
          </table:table-cell>
          <table:table-cell office:value-type="string">
            <text:p>@usairways Need to change div miles ticket after travel started due to weather advisory. Told not possible unless flight Cancelled Flightled. AnyHelp?</text:p>
          </table:table-cell>
          <table:table-cell office:value="3.2452851237086144" office:value-type="float"/>
          <table:table-cell office:value="0.087" office:value-type="float"/>
          <table:table-cell office:value="0.23933824752063212" office:value-type="float"/>
        </table:table-row>
        <table:table-row>
          <table:table-cell office:value="4297" office:value-type="float"/>
          <table:table-cell office:value-type="string">
            <text:p>United</text:p>
          </table:table-cell>
          <table:table-cell office:value-type="string">
            <text:p>@united Thank you for the new Club at O'Hare. Very comfortable. You made the difficult weather days proficient and enjoyable.</text:p>
          </table:table-cell>
          <table:table-cell office:value="3.2452851237086144" office:value-type="float"/>
          <table:table-cell office:value="0.085" office:value-type="float"/>
          <table:table-cell office:value="0.23853824752063213" office:value-type="float"/>
        </table:table-row>
        <table:table-row>
          <table:table-cell office:value="13050" office:value-type="float"/>
          <table:table-cell office:value-type="string">
            <text:p>American</text:p>
          </table:table-cell>
          <table:table-cell office:value-type="string">
            <text:p>@AmericanAir welcome anyone who works in those conditions deserves a thank you even though I am other side of #Atlantic lol xx</text:p>
          </table:table-cell>
          <table:table-cell office:value="3.7734951748959396" office:value-type="float"/>
          <table:table-cell office:value="0.0" office:value-type="float"/>
          <table:table-cell office:value="0.23782936188323547" office:value-type="float"/>
        </table:table-row>
        <table:table-row>
          <table:table-cell office:value="13096" office:value-type="float"/>
          <table:table-cell office:value-type="string">
            <text:p>American</text:p>
          </table:table-cell>
          <table:table-cell office:value-type="string">
            <text:p>@AmericanAir due to road conditions</text:p>
          </table:table-cell>
          <table:table-cell office:value="3.7734951748959396" office:value-type="float"/>
          <table:table-cell office:value="0.0" office:value-type="float"/>
          <table:table-cell office:value="0.23782936188323547" office:value-type="float"/>
        </table:table-row>
        <table:table-row>
          <table:table-cell office:value="14322" office:value-type="float"/>
          <table:table-cell office:value-type="string">
            <text:p>American</text:p>
          </table:table-cell>
          <table:table-cell office:value-type="string">
            <text:p>@AmericanAir Flight attendant #YeseniaHernandez provided excellent service among peculiar conditions throughout the day ✈ :-)</text:p>
          </table:table-cell>
          <table:table-cell office:value="3.7734951748959396" office:value-type="float"/>
          <table:table-cell office:value="0.0" office:value-type="float"/>
          <table:table-cell office:value="0.23782936188323547" office:value-type="float"/>
        </table:table-row>
        <table:table-row>
          <table:table-cell office:value="5508" office:value-type="float"/>
          <table:table-cell office:value-type="string">
            <text:p>Southwest</text:p>
          </table:table-cell>
          <table:table-cell office:value-type="string">
            <text:p>@SouthwestAir <text:s/>traveling 2bwi nMaryland 2morrw any chance the flight being Cancelled Flightled to inclement weather? Any chance can get earlier flight</text:p>
          </table:table-cell>
          <table:table-cell office:value="3.2452851237086144" office:value-type="float"/>
          <table:table-cell office:value="0.083" office:value-type="float"/>
          <table:table-cell office:value="0.23773824752063213" office:value-type="float"/>
        </table:table-row>
        <table:table-row>
          <table:table-cell office:value="4923" office:value-type="float"/>
          <table:table-cell office:value-type="string">
            <text:p>Southwest</text:p>
          </table:table-cell>
          <table:table-cell office:value-type="string">
            <text:p>@SouthwestAir Weather keeps slowing us down. Not your fault. This is the 1st time a Southwest flight of mine was Late Flight so I can't complain :)</text:p>
          </table:table-cell>
          <table:table-cell office:value="3.2452851237086144" office:value-type="float"/>
          <table:table-cell office:value="0.08" office:value-type="float"/>
          <table:table-cell office:value="0.23653824752063213" office:value-type="float"/>
        </table:table-row>
        <table:table-row>
          <table:table-cell office:value="10362" office:value-type="float"/>
          <table:table-cell office:value-type="string">
            <text:p>US Airways</text:p>
          </table:table-cell>
          <table:table-cell office:value-type="string">
            <text:p>@USAirways stuck on the runway for 2 hrs 10 min due to weather in PHL. Nowhere can I find accurate info on #558 to BOS</text:p>
          </table:table-cell>
          <table:table-cell office:value="3.2452851237086144" office:value-type="float"/>
          <table:table-cell office:value="0.077" office:value-type="float"/>
          <table:table-cell office:value="0.23533824752063212" office:value-type="float"/>
        </table:table-row>
        <table:table-row>
          <table:table-cell office:value="13578" office:value-type="float"/>
          <table:table-cell office:value-type="string">
            <text:p>American</text:p>
          </table:table-cell>
          <table:table-cell office:value-type="string">
            <text:p>@AmericanAir got call saying flight Cancelled Flightled but checked online and it isn't Cancelled Flightled. No where near bad weather. I have job interview</text:p>
          </table:table-cell>
          <table:table-cell office:value="2.433963842781461" office:value-type="float"/>
          <table:table-cell office:value="0.204" office:value-type="float"/>
          <table:table-cell office:value="0.2350036856404741" office:value-type="float"/>
        </table:table-row>
        <table:table-row>
          <table:table-cell office:value="3603" office:value-type="float"/>
          <table:table-cell office:value-type="string">
            <text:p>United</text:p>
          </table:table-cell>
          <table:table-cell office:value-type="string">
            <text:p>@united this is not what captain said! Your 820pm flight to San Francisco is delayed due to weather. UA1416 now departs ....#failagain</text:p>
          </table:table-cell>
          <table:table-cell office:value="3.2452851237086144" office:value-type="float"/>
          <table:table-cell office:value="0.076" office:value-type="float"/>
          <table:table-cell office:value="0.23493824752063214" office:value-type="float"/>
        </table:table-row>
        <table:table-row>
          <table:table-cell office:value="12380" office:value-type="float"/>
          <table:table-cell office:value-type="string">
            <text:p>American</text:p>
          </table:table-cell>
          <table:table-cell office:value-type="string">
            <text:p>@AmericanAir thanks for the great customer service. Family made it back to SAT safely. The weather at DFW made things a little worrisome.</text:p>
          </table:table-cell>
          <table:table-cell office:value="3.2452851237086144" office:value-type="float"/>
          <table:table-cell office:value="0.076" office:value-type="float"/>
          <table:table-cell office:value="0.23493824752063214" office:value-type="float"/>
        </table:table-row>
        <table:table-row>
          <table:table-cell office:value="1046" office:value-type="float"/>
          <table:table-cell office:value-type="string">
            <text:p>United</text:p>
          </table:table-cell>
          <table:table-cell office:value-type="string">
            <text:p>@united nice your app says US 4972 delayed by weather. <text:s/>Pilot says waiting on fuel. <text:s/>One in ur control, one not</text:p>
          </table:table-cell>
          <table:table-cell office:value="3.2452851237086144" office:value-type="float"/>
          <table:table-cell office:value="0.075" office:value-type="float"/>
          <table:table-cell office:value="0.23453824752063213" office:value-type="float"/>
        </table:table-row>
        <table:table-row>
          <table:table-cell office:value="7514" office:value-type="float"/>
          <table:table-cell office:value-type="string">
            <text:p>Delta</text:p>
          </table:table-cell>
          <table:table-cell office:value-type="string">
            <text:p>@JetBlue So what about the plane stuck in Newburgh won't start. <text:s/>It that weather reLate Flightd as well. <text:s/>These passengers on plane for 10 hrs.</text:p>
          </table:table-cell>
          <table:table-cell office:value="3.2452851237086144" office:value-type="float"/>
          <table:table-cell office:value="0.074" office:value-type="float"/>
          <table:table-cell office:value="0.23413824752063211" office:value-type="float"/>
        </table:table-row>
        <table:table-row>
          <table:table-cell office:value="2302" office:value-type="float"/>
          <table:table-cell office:value-type="string">
            <text:p>United</text:p>
          </table:table-cell>
          <table:table-cell office:value-type="string">
            <text:p>@united its 2015. How can my flight from a major city already be Cancelled Flightled 24 hours before departure due to weather?? <text:s/>Backup planes??</text:p>
          </table:table-cell>
          <table:table-cell office:value="3.2452851237086144" office:value-type="float"/>
          <table:table-cell office:value="0.072" office:value-type="float"/>
          <table:table-cell office:value="0.23333824752063212" office:value-type="float"/>
        </table:table-row>
        <table:table-row>
          <table:table-cell office:value="3699" office:value-type="float"/>
          <table:table-cell office:value-type="string">
            <text:p>United</text:p>
          </table:table-cell>
          <table:table-cell office:value-type="string">
            <text:p>@united they are all -pilots, FA and ground personnel doing a great job. Weather is to blame... Who do I talk to about that :)</text:p>
          </table:table-cell>
          <table:table-cell office:value="3.2452851237086144" office:value-type="float"/>
          <table:table-cell office:value="0.072" office:value-type="float"/>
          <table:table-cell office:value="0.23333824752063212" office:value-type="float"/>
        </table:table-row>
        <table:table-row>
          <table:table-cell office:value="6389" office:value-type="float"/>
          <table:table-cell office:value-type="string">
            <text:p>Southwest</text:p>
          </table:table-cell>
          <table:table-cell office:value-type="string">
            <text:p>@SouthwestAir this was the 3rd Cancelled Flightlation in 2 days due to weather in Nashville. 3 trips to the airport. Each time communicated Late Flight by SW</text:p>
          </table:table-cell>
          <table:table-cell office:value="3.2452851237086144" office:value-type="float"/>
          <table:table-cell office:value="0.071" office:value-type="float"/>
          <table:table-cell office:value="0.23293824752063214" office:value-type="float"/>
        </table:table-row>
        <table:table-row>
          <table:table-cell office:value="12426" office:value-type="float"/>
          <table:table-cell office:value-type="string">
            <text:p>American</text:p>
          </table:table-cell>
          <table:table-cell office:value-type="string">
            <text:p>@AmericanAir If you are sorry, answer my claims (AA Ref#1-2990176298, 1-3001885409 and : 1-3001885409) accordingly, without using "weather"</text:p>
          </table:table-cell>
          <table:table-cell office:value="3.2452851237086144" office:value-type="float"/>
          <table:table-cell office:value="0.071" office:value-type="float"/>
          <table:table-cell office:value="0.23293824752063214" office:value-type="float"/>
        </table:table-row>
        <table:table-row>
          <table:table-cell office:value="4990" office:value-type="float"/>
          <table:table-cell office:value-type="string">
            <text:p>Southwest</text:p>
          </table:table-cell>
          <table:table-cell office:value-type="string">
            <text:p>@SouthwestAir -- any updates on flights getting Cancelled Flighted into DAL? I have a connecting flight there and hope it doesn't delay due to weather</text:p>
          </table:table-cell>
          <table:table-cell office:value="3.2452851237086144" office:value-type="float"/>
          <table:table-cell office:value="0.069" office:value-type="float"/>
          <table:table-cell office:value="0.23213824752063214" office:value-type="float"/>
        </table:table-row>
        <table:table-row>
          <table:table-cell office:value="10259" office:value-type="float"/>
          <table:table-cell office:value-type="string">
            <text:p>US Airways</text:p>
          </table:table-cell>
          <table:table-cell office:value-type="string">
            <text:p>@USAirways claims flight Cancelled Flighted due to weather at destination but Delta has not Cancelled Flighted flight on same route.</text:p>
          </table:table-cell>
          <table:table-cell office:value="3.2452851237086144" office:value-type="float"/>
          <table:table-cell office:value="0.069" office:value-type="float"/>
          <table:table-cell office:value="0.23213824752063214" office:value-type="float"/>
        </table:table-row>
        <table:table-row>
          <table:table-cell office:value="10644" office:value-type="float"/>
          <table:table-cell office:value-type="string">
            <text:p>US Airways</text:p>
          </table:table-cell>
          <table:table-cell office:value-type="string">
            <text:p>@USAirways Congrats, you've just lost a customer for good. When I made a United weather change, free/5 min. You guys 2 hrs on hold &amp;amp; $25.</text:p>
          </table:table-cell>
          <table:table-cell office:value="3.2452851237086144" office:value-type="float"/>
          <table:table-cell office:value="0.069" office:value-type="float"/>
          <table:table-cell office:value="0.23213824752063214" office:value-type="float"/>
        </table:table-row>
        <table:table-row>
          <table:table-cell office:value="692" office:value-type="float"/>
          <table:table-cell office:value-type="string">
            <text:p>United</text:p>
          </table:table-cell>
          <table:table-cell office:value-type="string">
            <text:p>@united is flight 587 from DFW to ORD currently on-time? I see an advisory that DFW may be affected by weather</text:p>
          </table:table-cell>
          <table:table-cell office:value="3.2452851237086144" office:value-type="float"/>
          <table:table-cell office:value="0.068" office:value-type="float"/>
          <table:table-cell office:value="0.23173824752063213" office:value-type="float"/>
        </table:table-row>
        <table:table-row>
          <table:table-cell office:value="10408" office:value-type="float"/>
          <table:table-cell office:value-type="string">
            <text:p>US Airways</text:p>
          </table:table-cell>
          <table:table-cell office:value-type="string">
            <text:p>@USAirways From here on out when I can at all I'm flying @Delta. Since when is a plane getting stuck in a drift for 2 hours a weather issue?</text:p>
          </table:table-cell>
          <table:table-cell office:value="3.2452851237086144" office:value-type="float"/>
          <table:table-cell office:value="0.067" office:value-type="float"/>
          <table:table-cell office:value="0.23133824752063215" office:value-type="float"/>
        </table:table-row>
        <table:table-row>
          <table:table-cell office:value="11320" office:value-type="float"/>
          <table:table-cell office:value-type="string">
            <text:p>US Airways</text:p>
          </table:table-cell>
          <table:table-cell office:value-type="string">
            <text:p>@USAirways delayed 2 days for weather and on top I got yelled at for being Late Flight when I was not notified of the time change #WellDone</text:p>
          </table:table-cell>
          <table:table-cell office:value="3.2452851237086144" office:value-type="float"/>
          <table:table-cell office:value="0.066" office:value-type="float"/>
          <table:table-cell office:value="0.23093824752063213" office:value-type="float"/>
        </table:table-row>
        <table:table-row>
          <table:table-cell office:value="10315" office:value-type="float"/>
          <table:table-cell office:value-type="string">
            <text:p>US Airways</text:p>
          </table:table-cell>
          <table:table-cell office:value-type="string">
            <text:p>@USAirways still waiting on your reps to show. Now 40 mins into waiting in below freezing weather waiting for a cab.</text:p>
          </table:table-cell>
          <table:table-cell office:value="3.2452851237086144" office:value-type="float"/>
          <table:table-cell office:value="0.065" office:value-type="float"/>
          <table:table-cell office:value="0.23053824752063212" office:value-type="float"/>
        </table:table-row>
        <table:table-row>
          <table:table-cell office:value="10492" office:value-type="float"/>
          <table:table-cell office:value-type="string">
            <text:p>US Airways</text:p>
          </table:table-cell>
          <table:table-cell office:value-type="string">
            <text:p>@USAirways @PHLAirport Cancelled Flighted flight due to weather no problem, but wait for luggage for 4 hours?? IT MUST BE DELIVERED!!</text:p>
          </table:table-cell>
          <table:table-cell office:value="3.2452851237086144" office:value-type="float"/>
          <table:table-cell office:value="0.065" office:value-type="float"/>
          <table:table-cell office:value="0.23053824752063212" office:value-type="float"/>
        </table:table-row>
        <table:table-row>
          <table:table-cell office:value="5374" office:value-type="float"/>
          <table:table-cell office:value-type="string">
            <text:p>Southwest</text:p>
          </table:table-cell>
          <table:table-cell office:value-type="string">
            <text:p>@SouthwestAir flt 3867 crew <text:s/>#OrangeCounty to #Denver is The #BEST! Weather delay but pilots just invited the kids to see the cockpit! #luv</text:p>
          </table:table-cell>
          <table:table-cell office:value="3.2452851237086144" office:value-type="float"/>
          <table:table-cell office:value="0.063" office:value-type="float"/>
          <table:table-cell office:value="0.22973824752063213" office:value-type="float"/>
        </table:table-row>
        <table:table-row>
          <table:table-cell office:value="13936" office:value-type="float"/>
          <table:table-cell office:value-type="string">
            <text:p>American</text:p>
          </table:table-cell>
          <table:table-cell office:value-type="string">
            <text:p>@AmericanAir thanks for the call on my Cancelled Flightled flight, NOT! <text:s/>Flight Booking Problems me for Tues no good weather caused me 2 leave early</text:p>
          </table:table-cell>
          <table:table-cell office:value="2.433963842781461" office:value-type="float"/>
          <table:table-cell office:value="0.19" office:value-type="float"/>
          <table:table-cell office:value="0.22940368564047411" office:value-type="float"/>
        </table:table-row>
        <table:table-row>
          <table:table-cell office:value="4583" office:value-type="float"/>
          <table:table-cell office:value-type="string">
            <text:p>Southwest</text:p>
          </table:table-cell>
          <table:table-cell office:value-type="string">
            <text:p>@SouthwestAir 2/22-MDW 2 SAN flt 1687 attendant Melissa was awesome! Fast, smiling, great. After weather Cancelled Flight day b4, it was welcome</text:p>
          </table:table-cell>
          <table:table-cell office:value="3.2452851237086144" office:value-type="float"/>
          <table:table-cell office:value="0.06" office:value-type="float"/>
          <table:table-cell office:value="0.22853824752063212" office:value-type="float"/>
        </table:table-row>
        <table:table-row>
          <table:table-cell office:value="6782" office:value-type="float"/>
          <table:table-cell office:value-type="string">
            <text:p>Delta</text:p>
          </table:table-cell>
          <table:table-cell office:value-type="string">
            <text:p>@JetBlue what are the chances of actually flying out of Charleston today?? Cold, rainy weather in the south of all places...</text:p>
          </table:table-cell>
          <table:table-cell office:value="3.2452851237086144" office:value-type="float"/>
          <table:table-cell office:value="0.058" office:value-type="float"/>
          <table:table-cell office:value="0.22773824752063213" office:value-type="float"/>
        </table:table-row>
        <table:table-row>
          <table:table-cell office:value="9062" office:value-type="float"/>
          <table:table-cell office:value-type="string">
            <text:p>US Airways</text:p>
          </table:table-cell>
          <table:table-cell office:value-type="string">
            <text:p>@USAirways I've been on hold to rebook a Cancelled Flighted flight for over two hours. I know weather has a huge impact, but you should anticipate.</text:p>
          </table:table-cell>
          <table:table-cell office:value="3.2452851237086144" office:value-type="float"/>
          <table:table-cell office:value="0.055" office:value-type="float"/>
          <table:table-cell office:value="0.22653824752063212" office:value-type="float"/>
        </table:table-row>
        <table:table-row>
          <table:table-cell office:value="7713" office:value-type="float"/>
          <table:table-cell office:value-type="string">
            <text:p>Delta</text:p>
          </table:table-cell>
          <table:table-cell office:value-type="string">
            <text:p>@JetBlue Flight 2202 out of JFK, 2 &amp;amp; 1/2 hr delay. I could get over it if it was just <text:s/>weather reLate Flightd, but considering it's not - Come on</text:p>
          </table:table-cell>
          <table:table-cell office:value="3.2452851237086144" office:value-type="float"/>
          <table:table-cell office:value="0.054" office:value-type="float"/>
          <table:table-cell office:value="0.22613824752063214" office:value-type="float"/>
        </table:table-row>
        <table:table-row>
          <table:table-cell office:value="13684" office:value-type="float"/>
          <table:table-cell office:value-type="string">
            <text:p>American</text:p>
          </table:table-cell>
          <table:table-cell office:value-type="string">
            <text:p>@AmericanAir thanks for your apology but it's a bit Late Flight. Cancelled Flighting a flight more than 24 hrs in advance due to weather is ridiculous. We</text:p>
          </table:table-cell>
          <table:table-cell office:value="2.433963842781461" office:value-type="float"/>
          <table:table-cell office:value="0.181" office:value-type="float"/>
          <table:table-cell office:value="0.2258036856404741" office:value-type="float"/>
        </table:table-row>
        <table:table-row>
          <table:table-cell office:value="5401" office:value-type="float"/>
          <table:table-cell office:value-type="string">
            <text:p>Southwest</text:p>
          </table:table-cell>
          <table:table-cell office:value-type="string">
            <text:p>@southwestair Cancelled Flightling flights due to winter weather is totally understandable, but it would sure be nice if you would answer your phones.</text:p>
          </table:table-cell>
          <table:table-cell office:value="3.2452851237086144" office:value-type="float"/>
          <table:table-cell office:value="0.053" office:value-type="float"/>
          <table:table-cell office:value="0.22573824752063212" office:value-type="float"/>
        </table:table-row>
        <table:table-row>
          <table:table-cell office:value="14483" office:value-type="float"/>
          <table:table-cell office:value-type="string">
            <text:p>American</text:p>
          </table:table-cell>
          <table:table-cell office:value-type="string">
            <text:p>@AmericanAir The bad weather wasn't a surprise! You should have double/triple staff on hand to handle calls. Way to treat your customers.</text:p>
          </table:table-cell>
          <table:table-cell office:value="2.433963842781461" office:value-type="float"/>
          <table:table-cell office:value="0.18" office:value-type="float"/>
          <table:table-cell office:value="0.22540368564047408" office:value-type="float"/>
        </table:table-row>
        <table:table-row>
          <table:table-cell office:value="484" office:value-type="float"/>
          <table:table-cell office:value-type="string">
            <text:p>Virgin America</text:p>
          </table:table-cell>
          <table:table-cell office:value-type="string">
            <text:p>@VirginAmerica Grouping Virgin in with the others now. BOS weather has exposed their actual Cus Serv model. Never Flight Booking Problems with Virgin again!</text:p>
          </table:table-cell>
          <table:table-cell office:value="3.2452851237086144" office:value-type="float"/>
          <table:table-cell office:value="0.05" office:value-type="float"/>
          <table:table-cell office:value="0.22453824752063212" office:value-type="float"/>
        </table:table-row>
        <table:table-row>
          <table:table-cell office:value="14610" office:value-type="float"/>
          <table:table-cell office:value-type="string">
            <text:p>American</text:p>
          </table:table-cell>
          <table:table-cell office:value-type="string">
            <text:p>@AmericanAir I understand the weather issue but you can't expect passengers to wait 24 hours inside airports for whatever reason. Outrageous</text:p>
          </table:table-cell>
          <table:table-cell office:value="2.433963842781461" office:value-type="float"/>
          <table:table-cell office:value="0.167" office:value-type="float"/>
          <table:table-cell office:value="0.2202036856404741" office:value-type="float"/>
        </table:table-row>
        <table:table-row>
          <table:table-cell office:value="14551" office:value-type="float"/>
          <table:table-cell office:value-type="string">
            <text:p>American</text:p>
          </table:table-cell>
          <table:table-cell office:value-type="string">
            <text:p>@AmericanAir @CAexhibitions Sorry in, like, a general way? Or sorry that incompetence/understaffing is compounding weather issues?</text:p>
          </table:table-cell>
          <table:table-cell office:value="2.433963842781461" office:value-type="float"/>
          <table:table-cell office:value="0.16" office:value-type="float"/>
          <table:table-cell office:value="0.2174036856404741" office:value-type="float"/>
        </table:table-row>
        <table:table-row>
          <table:table-cell office:value="13406" office:value-type="float"/>
          <table:table-cell office:value-type="string">
            <text:p>American</text:p>
          </table:table-cell>
          <table:table-cell office:value-type="string">
            <text:p>@AmericanAir you Cancelled Flightled my flight due to "weather" when others are flying out just fine. <text:s/>No compensation, no resolution. <text:s/>Incompetent.</text:p>
          </table:table-cell>
          <table:table-cell office:value="2.433963842781461" office:value-type="float"/>
          <table:table-cell office:value="0.159" office:value-type="float"/>
          <table:table-cell office:value="0.21700368564047412" office:value-type="float"/>
        </table:table-row>
        <table:table-row>
          <table:table-cell office:value="13171" office:value-type="float"/>
          <table:table-cell office:value-type="string">
            <text:p>American</text:p>
          </table:table-cell>
          <table:table-cell office:value-type="string">
            <text:p>@AmericanAir #last #flight #ever on #AA. You botched this weather delay to the point of absurdity. I'd pay more to fly @Delta</text:p>
          </table:table-cell>
          <table:table-cell office:value="2.433963842781461" office:value-type="float"/>
          <table:table-cell office:value="0.156" office:value-type="float"/>
          <table:table-cell office:value="0.2158036856404741" office:value-type="float"/>
        </table:table-row>
        <table:table-row>
          <table:table-cell office:value="13165" office:value-type="float"/>
          <table:table-cell office:value-type="string">
            <text:p>American</text:p>
          </table:table-cell>
          <table:table-cell office:value-type="string">
            <text:p>@AmericanAir 45min wait to get de-iced in Tulsa.Not good service.Looks like everyone will miss connections, not due to weather. Fight is on</text:p>
          </table:table-cell>
          <table:table-cell office:value="2.433963842781461" office:value-type="float"/>
          <table:table-cell office:value="0.152" office:value-type="float"/>
          <table:table-cell office:value="0.2142036856404741" office:value-type="float"/>
        </table:table-row>
        <table:table-row>
          <table:table-cell office:value="13589" office:value-type="float"/>
          <table:table-cell office:value-type="string">
            <text:p>American</text:p>
          </table:table-cell>
          <table:table-cell office:value-type="string">
            <text:p>@AmericanAir just want to thank you guys for the 27 hour delay for flight AA106 from JFK due to staff shortage and not weather✈️</text:p>
          </table:table-cell>
          <table:table-cell office:value="2.433963842781461" office:value-type="float"/>
          <table:table-cell office:value="0.148" office:value-type="float"/>
          <table:table-cell office:value="0.2126036856404741" office:value-type="float"/>
        </table:table-row>
        <table:table-row>
          <table:table-cell office:value="14290" office:value-type="float"/>
          <table:table-cell office:value-type="string">
            <text:p>American</text:p>
          </table:table-cell>
          <table:table-cell office:value-type="string">
            <text:p>@AmericanAir why don't you have driver service to get employees to work in bad weather like hospitals etc #badmgmt #AmericanAirlines</text:p>
          </table:table-cell>
          <table:table-cell office:value="2.433963842781461" office:value-type="float"/>
          <table:table-cell office:value="0.146" office:value-type="float"/>
          <table:table-cell office:value="0.2118036856404741" office:value-type="float"/>
        </table:table-row>
        <table:table-row>
          <table:table-cell office:value="13605" office:value-type="float"/>
          <table:table-cell office:value-type="string">
            <text:p>American</text:p>
          </table:table-cell>
          <table:table-cell office:value-type="string">
            <text:p>@AmericanAir waited in the airport for two days to get home, not weather reLate Flightd. Dealt with horrible customer service. Finally switched to</text:p>
          </table:table-cell>
          <table:table-cell office:value="2.433963842781461" office:value-type="float"/>
          <table:table-cell office:value="0.137" office:value-type="float"/>
          <table:table-cell office:value="0.20820368564047412" office:value-type="float"/>
        </table:table-row>
        <table:table-row>
          <table:table-cell office:value="14571" office:value-type="float"/>
          <table:table-cell office:value-type="string">
            <text:p>American</text:p>
          </table:table-cell>
          <table:table-cell office:value-type="string">
            <text:p>@AmericanAir I understand weather is not your fault but ur cs reps are atrocious. I am NOT happy nor will I EVR fly w/ u again.</text:p>
          </table:table-cell>
          <table:table-cell office:value="2.433963842781461" office:value-type="float"/>
          <table:table-cell office:value="0.135" office:value-type="float"/>
          <table:table-cell office:value="0.20740368564047412" office:value-type="float"/>
        </table:table-row>
        <table:table-row>
          <table:table-cell office:value="13318" office:value-type="float"/>
          <table:table-cell office:value-type="string">
            <text:p>American</text:p>
          </table:table-cell>
          <table:table-cell office:value-type="string">
            <text:p>@AmericanAir thank you for NOT Cancelled Flighting all flights and putting my husbands life in danger driving in this weather. #safetyfirst</text:p>
          </table:table-cell>
          <table:table-cell office:value="2.433963842781461" office:value-type="float"/>
          <table:table-cell office:value="0.133" office:value-type="float"/>
          <table:table-cell office:value="0.2066036856404741" office:value-type="float"/>
        </table:table-row>
        <table:table-row>
          <table:table-cell office:value="14509" office:value-type="float"/>
          <table:table-cell office:value-type="string">
            <text:p>American</text:p>
          </table:table-cell>
          <table:table-cell office:value-type="string">
            <text:p>@AmericanAir @BDinDallas The personal touch you're known for, AA. Other cool perks: blaming understaffing on weather. And 3 hr hold times.</text:p>
          </table:table-cell>
          <table:table-cell office:value="2.433963842781461" office:value-type="float"/>
          <table:table-cell office:value="0.131" office:value-type="float"/>
          <table:table-cell office:value="0.2058036856404741" office:value-type="float"/>
        </table:table-row>
        <table:table-row>
          <table:table-cell office:value="13310" office:value-type="float"/>
          <table:table-cell office:value-type="string">
            <text:p>American</text:p>
          </table:table-cell>
          <table:table-cell office:value-type="string">
            <text:p>@AmericanAir Cancelled Flighting my flight today because of weather in Dallas without being charged?</text:p>
          </table:table-cell>
          <table:table-cell office:value="2.433963842781461" office:value-type="float"/>
          <table:table-cell office:value="0.128" office:value-type="float"/>
          <table:table-cell office:value="0.2046036856404741" office:value-type="float"/>
        </table:table-row>
        <table:table-row>
          <table:table-cell office:value="108" office:value-type="float"/>
          <table:table-cell office:value-type="string">
            <text:p>Virgin America</text:p>
          </table:table-cell>
          <table:table-cell office:value-type="string">
            <text:p>@VirginAmerica I was scheduled for SFO 2 DAL flight 714 today. Changed to 24th due weather. Looks like flight still on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43" office:value-type="float"/>
          <table:table-cell office:value-type="string">
            <text:p>Virgin America</text:p>
          </table:table-cell>
          <table:table-cell office:value-type="string">
            <text:p>@VirginAmerica please provide status for flight 769. <text:s/>I cant imagine it's on time as the Web indicates <text:s/>dude to weather here and/or Dallas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252" office:value-type="float"/>
          <table:table-cell office:value-type="string">
            <text:p>Virgin America</text:p>
          </table:table-cell>
          <table:table-cell office:value-type="string">
            <text:p>@VirginAmerica thank you for the easy itinerary shift for impending weather. Quick, painless &amp;amp; free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299" office:value-type="float"/>
          <table:table-cell office:value-type="string">
            <text:p>Virgin America</text:p>
          </table:table-cell>
          <table:table-cell office:value-type="string">
            <text:p>@VirginAmerica weather delays &amp;gt; next few weeks ;) #JFK #BOS #DCA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459" office:value-type="float"/>
          <table:table-cell office:value-type="string">
            <text:p>Virgin America</text:p>
          </table:table-cell>
          <table:table-cell office:value-type="string">
            <text:p>@VirginAmerica @JezzieGoldz would have been a rough trip but LUCKILY we were on a #virginamerica flight. #weather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73" office:value-type="float"/>
          <table:table-cell office:value-type="string">
            <text:p>United</text:p>
          </table:table-cell>
          <table:table-cell office:value-type="string">
            <text:p>@united, this is the line in Denver to rebook due to weather issues. DO BETTER. http://t.co/tmccExYaaQ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394" office:value-type="float"/>
          <table:table-cell office:value-type="string">
            <text:p>United</text:p>
          </table:table-cell>
          <table:table-cell office:value-type="string">
            <text:p>@united This is the 2nd time I was rebooked (w/delays), and for reasons unreLate Flightd to weather. How do I go about requesting a flight voucher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956" office:value-type="float"/>
          <table:table-cell office:value-type="string">
            <text:p>United</text:p>
          </table:table-cell>
          <table:table-cell office:value-type="string">
            <text:p>@united Was on NH10 on United ticket, rerouted to IAD due to weather in JFK. Can you get us home on United 5713 or 3277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2064" office:value-type="float"/>
          <table:table-cell office:value-type="string">
            <text:p>United</text:p>
          </table:table-cell>
          <table:table-cell office:value-type="string">
            <text:p>@united after 443min of avoidable non-weather delays that #Appreciation link better be giving out #GoldenTickets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2339" office:value-type="float"/>
          <table:table-cell office:value-type="string">
            <text:p>United</text:p>
          </table:table-cell>
          <table:table-cell office:value-type="string">
            <text:p>@united has me #stranded (weather NOT to blame). 1hr+ hold to speak to an agent that doesn't understand the concept of time zones, thanks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2496" office:value-type="float"/>
          <table:table-cell office:value-type="string">
            <text:p>United</text:p>
          </table:table-cell>
          <table:table-cell office:value-type="string">
            <text:p>@united my dad booked through orbitz and due to weather he can't make it to the airport. Can you help him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2975" office:value-type="float"/>
          <table:table-cell office:value-type="string">
            <text:p>United</text:p>
          </table:table-cell>
          <table:table-cell office:value-type="string">
            <text:p>@united Frontier is currently offering their weather exceptions for this weekend. When is United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3013" office:value-type="float"/>
          <table:table-cell office:value-type="string">
            <text:p>United</text:p>
          </table:table-cell>
          <table:table-cell office:value-type="string">
            <text:p>@united haha and you have to clean a plane that was held overnight in a hangar. Sounds lovely. Also don't lie on screensand say it's weather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3016" office:value-type="float"/>
          <table:table-cell office:value-type="string">
            <text:p>United</text:p>
          </table:table-cell>
          <table:table-cell office:value-type="string">
            <text:p>@united traveling from FRA thru IAD to MCO tomorrow, concerned abt IAD weather. Can't change until advisory issued? Any advice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3597" office:value-type="float"/>
          <table:table-cell office:value-type="string">
            <text:p>United</text:p>
          </table:table-cell>
          <table:table-cell office:value-type="string">
            <text:p>@united you can't claim "weather" with your hardworking crew pulling seats out of a plane! Do the right thing. But we both know you won't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4357" office:value-type="float"/>
          <table:table-cell office:value-type="string">
            <text:p>Southwest</text:p>
          </table:table-cell>
          <table:table-cell office:value-type="string">
            <text:p>@SouthwestAir weather bc of system outage. Hopefully everything goes smoothly now. Thank you for follow up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4669" office:value-type="float"/>
          <table:table-cell office:value-type="string">
            <text:p>Southwest</text:p>
          </table:table-cell>
          <table:table-cell office:value-type="string">
            <text:p>@SouthwestAir if only you could control the weather in Las Vegas 😉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4687" office:value-type="float"/>
          <table:table-cell office:value-type="string">
            <text:p>Southwest</text:p>
          </table:table-cell>
          <table:table-cell office:value-type="string">
            <text:p>@SouthwestAir understand the weather, these kids need to get home! Nice kids doing volunteer work from a RI high school, please help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4828" office:value-type="float"/>
          <table:table-cell office:value-type="string">
            <text:p>Southwest</text:p>
          </table:table-cell>
          <table:table-cell office:value-type="string">
            <text:p>@southwestair Winter Weather for Denver extended for tomorrow by chance? Even to Late Flightr in the day would be super helpful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5026" office:value-type="float"/>
          <table:table-cell office:value-type="string">
            <text:p>Southwest</text:p>
          </table:table-cell>
          <table:table-cell office:value-type="string">
            <text:p>@SouthwestAir Although the wait was long due to weather r/scheduling, a phone call and super rep solved the issue! Thank you!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5490" office:value-type="float"/>
          <table:table-cell office:value-type="string">
            <text:p>Southwest</text:p>
          </table:table-cell>
          <table:table-cell office:value-type="string">
            <text:p>@SouthwestAir thx for smooth landing today @fly2midway, we applauded! Now what can u do abt the weather? #takemeback http://t.co/OQZ7Wc4lLA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6128" office:value-type="float"/>
          <table:table-cell office:value-type="string">
            <text:p>Southwest</text:p>
          </table:table-cell>
          <table:table-cell office:value-type="string">
            <text:p>@SouthwestAir I understand weather is not your fault, but as a frequent flyer I expected better customer service. I'll be trying @Delta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6138" office:value-type="float"/>
          <table:table-cell office:value-type="string">
            <text:p>Southwest</text:p>
          </table:table-cell>
          <table:table-cell office:value-type="string">
            <text:p>@SouthwestAir where was the inclement weather? Other flights left DCA today and this plane appeared to be coming from AUS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6499" office:value-type="float"/>
          <table:table-cell office:value-type="string">
            <text:p>Southwest</text:p>
          </table:table-cell>
          <table:table-cell office:value-type="string">
            <text:p>@SouthwestAir Thank you. I know ya'll can't control the weather. I appreciate ya'll working to get my flight rebooked the last two days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6624" office:value-type="float"/>
          <table:table-cell office:value-type="string">
            <text:p>Southwest</text:p>
          </table:table-cell>
          <table:table-cell office:value-type="string">
            <text:p>@SouthwestAir no worries. We got thru eventually. I was just curious. Best of luck to you dealing with the weather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7350" office:value-type="float"/>
          <table:table-cell office:value-type="string">
            <text:p>Delta</text:p>
          </table:table-cell>
          <table:table-cell office:value-type="string">
            <text:p>@JetBlue Tx for the info. Just don't understand why you couldn't accurately estimate departure time earlier. Weather in ny is fine now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7583" office:value-type="float"/>
          <table:table-cell office:value-type="string">
            <text:p>Delta</text:p>
          </table:table-cell>
          <table:table-cell office:value-type="string">
            <text:p>@JetBlue That's not what I heard. Weather was fine this morning. Flight 136 was circling for some time.Someone forgot to clean the runway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7795" office:value-type="float"/>
          <table:table-cell office:value-type="string">
            <text:p>Delta</text:p>
          </table:table-cell>
          <table:table-cell office:value-type="string">
            <text:p>@JetBlue #kudos! And we're done and heading to warmer weather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7874" office:value-type="float"/>
          <table:table-cell office:value-type="string">
            <text:p>Delta</text:p>
          </table:table-cell>
          <table:table-cell office:value-type="string">
            <text:p>@JetBlue do you have a waiver for NY weather today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7892" office:value-type="float"/>
          <table:table-cell office:value-type="string">
            <text:p>Delta</text:p>
          </table:table-cell>
          <table:table-cell office:value-type="string">
            <text:p>@JetBlue Get me out of this 7 degree weather...here we go! #westpalmbeachbound <text:s/>🌞✈️👸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7934" office:value-type="float"/>
          <table:table-cell office:value-type="string">
            <text:p>Delta</text:p>
          </table:table-cell>
          <table:table-cell office:value-type="string">
            <text:p>@JetBlue weather where? <text:s/>It's 60 in SFO and flight 834 is still on time to boston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8311" office:value-type="float"/>
          <table:table-cell office:value-type="string">
            <text:p>Delta</text:p>
          </table:table-cell>
          <table:table-cell office:value-type="string">
            <text:p>@JetBlue Flight 69 (ha!) - one employee said they were reassigned another said they just left. I just want some warm weather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8491" office:value-type="float"/>
          <table:table-cell office:value-type="string">
            <text:p>Delta</text:p>
          </table:table-cell>
          <table:table-cell office:value-type="string">
            <text:p>@JetBlue third JetBlue flight in less than a week. All Late Flight not for weather. <text:s/>Reliability going downhill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8708" office:value-type="float"/>
          <table:table-cell office:value-type="string">
            <text:p>Delta</text:p>
          </table:table-cell>
          <table:table-cell office:value-type="string">
            <text:p>@JetBlue People kept saying it was due to weather but there were flights going directly to boston even after our flight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8801" office:value-type="float"/>
          <table:table-cell office:value-type="string">
            <text:p>Delta</text:p>
          </table:table-cell>
          <table:table-cell office:value-type="string">
            <text:p>@JetBlue. <text:s/>Punta Cana, to enjoy weather n see my wifes family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8851" office:value-type="float"/>
          <table:table-cell office:value-type="string">
            <text:p>Delta</text:p>
          </table:table-cell>
          <table:table-cell office:value-type="string">
            <text:p>@JetBlue I know where you guys jet! LOL, but if you love me so much, help a brother out :) Hot weather, great nightlife, 2-3 hour flight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9081" office:value-type="float"/>
          <table:table-cell office:value-type="string">
            <text:p>US Airways</text:p>
          </table:table-cell>
          <table:table-cell office:value-type="string">
            <text:p>@USAirways You should be prepared for Weather. All I want to do is find out if I can take train to PHL to catch my connection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9090" office:value-type="float"/>
          <table:table-cell office:value-type="string">
            <text:p>US Airways</text:p>
          </table:table-cell>
          <table:table-cell office:value-type="string">
            <text:p>@USAirways OK we are on DAY 11 trying to <text:s/>book a flight for 4. <text:s/>Ur system STILL says "due to weather….call back Late Flightr" <text:s/>#outofbusiness 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9303" office:value-type="float"/>
          <table:table-cell office:value-type="string">
            <text:p>US Airways</text:p>
          </table:table-cell>
          <table:table-cell office:value-type="string">
            <text:p>@USAirways Are you not even going to acknowledge that you bumped me from a flight (NOT BECAUSE OF WEATHER I AM IN ARIZONA)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9376" office:value-type="float"/>
          <table:table-cell office:value-type="string">
            <text:p>US Airways</text:p>
          </table:table-cell>
          <table:table-cell office:value-type="string">
            <text:p>@USAirways please fix your reservations phone system. <text:s/>The weather/backup could not possibly be bad for 10 days! <text:s/>#goodgriefpeople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9560" office:value-type="float"/>
          <table:table-cell office:value-type="string">
            <text:p>US Airways</text:p>
          </table:table-cell>
          <table:table-cell office:value-type="string">
            <text:p>@USAirways @AmericanAir I need to move a reservation due to weather in the middle part of the U.S. <text:s/>I would like to change departing airport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9705" office:value-type="float"/>
          <table:table-cell office:value-type="string">
            <text:p>US Airways</text:p>
          </table:table-cell>
          <table:table-cell office:value-type="string">
            <text:p>@USAirways Have you issued a Memphis travel advisory for tomorrow? Winter weather coming through now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9763" office:value-type="float"/>
          <table:table-cell office:value-type="string">
            <text:p>US Airways</text:p>
          </table:table-cell>
          <table:table-cell office:value-type="string">
            <text:p>@USAirways thanks to the whole team for an on-time flight despite inclement weather http://t.co/eQePkkPSXM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137" office:value-type="float"/>
          <table:table-cell office:value-type="string">
            <text:p>US Airways</text:p>
          </table:table-cell>
          <table:table-cell office:value-type="string">
            <text:p>@USAirways you can't control the weather but you can control customer service. Without luggage for 24 hours &amp;amp; still yet to speak to a human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223" office:value-type="float"/>
          <table:table-cell office:value-type="string">
            <text:p>US Airways</text:p>
          </table:table-cell>
          <table:table-cell office:value-type="string">
            <text:p>@USAirways you can't control the weather but you CAN control your systems, processes, people and attitudes. #anotherfail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252" office:value-type="float"/>
          <table:table-cell office:value-type="string">
            <text:p>US Airways</text:p>
          </table:table-cell>
          <table:table-cell office:value-type="string">
            <text:p>@USAirways @AmericanAir Suggestions , been on hold 2 hrs for flight that is now about to pass departure...Dealing w ny weather, need change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516" office:value-type="float"/>
          <table:table-cell office:value-type="string">
            <text:p>US Airways</text:p>
          </table:table-cell>
          <table:table-cell office:value-type="string">
            <text:p>@USAirways, can't control weather/flight attendant.Can control this-green ACU bag, 1.5 hrs &amp;amp; counting! Yep that's me! http://t.co/0jUtCDRLjl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570" office:value-type="float"/>
          <table:table-cell office:value-type="string">
            <text:p>US Airways</text:p>
          </table:table-cell>
          <table:table-cell office:value-type="string">
            <text:p>@USAirways gold desk quoting me $900 to rebook due to weather. Can buy first seat on same flight for $440. Why? On hold for 45+ mins now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580" office:value-type="float"/>
          <table:table-cell office:value-type="string">
            <text:p>US Airways</text:p>
          </table:table-cell>
          <table:table-cell office:value-type="string">
            <text:p>@usairways I get extended hold times due to the weather...but 2-1/2 hours on hold (and counting). HELP!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768" office:value-type="float"/>
          <table:table-cell office:value-type="string">
            <text:p>US Airways</text:p>
          </table:table-cell>
          <table:table-cell office:value-type="string">
            <text:p>@USAirways there is a travel advis for nyc and phil PA <text:s/>-winter weather- but U.S. Air hasn't posted one yet. Can I still change flt wo pen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794" office:value-type="float"/>
          <table:table-cell office:value-type="string">
            <text:p>US Airways</text:p>
          </table:table-cell>
          <table:table-cell office:value-type="string">
            <text:p>@USAirways Please hold US1765 for me. Need to get home tonight before weather. Almost there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797" office:value-type="float"/>
          <table:table-cell office:value-type="string">
            <text:p>US Airways</text:p>
          </table:table-cell>
          <table:table-cell office:value-type="string">
            <text:p>@USAirways have scheduled flight Sat(2morrow) CHO-CLT CHO needs to be added to weather advisory. <text:s/>Please evaluate asap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0939" office:value-type="float"/>
          <table:table-cell office:value-type="string">
            <text:p>US Airways</text:p>
          </table:table-cell>
          <table:table-cell office:value-type="string">
            <text:p>@USAirways of course weather was a joke 43 beats 5 degrees in PHL! ⛄️☀️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1285" office:value-type="float"/>
          <table:table-cell office:value-type="string">
            <text:p>US Airways</text:p>
          </table:table-cell>
          <table:table-cell office:value-type="string">
            <text:p>@USAirways been on hold for over an hour, still don't know where my bags are, won't refund me my flight?!?! It wasn't weather!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1991" office:value-type="float"/>
          <table:table-cell office:value-type="string">
            <text:p>American</text:p>
          </table:table-cell>
          <table:table-cell office:value-type="string">
            <text:p>@AmericanAir I know. Just a little cold weather humor. :)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013" office:value-type="float"/>
          <table:table-cell office:value-type="string">
            <text:p>American</text:p>
          </table:table-cell>
          <table:table-cell office:value-type="string">
            <text:p>@AmericanAir @lpalumbo what weather sun is out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152" office:value-type="float"/>
          <table:table-cell office:value-type="string">
            <text:p>American</text:p>
          </table:table-cell>
          <table:table-cell office:value-type="string">
            <text:p>@AmericanAir I know. Just a little cold weather humor. :)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174" office:value-type="float"/>
          <table:table-cell office:value-type="string">
            <text:p>American</text:p>
          </table:table-cell>
          <table:table-cell office:value-type="string">
            <text:p>@AmericanAir @lpalumbo what weather sun is out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224" office:value-type="float"/>
          <table:table-cell office:value-type="string">
            <text:p>American</text:p>
          </table:table-cell>
          <table:table-cell office:value-type="string">
            <text:p>@AmericanAir I'm sure all these birds will be in warmer weather soon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235" office:value-type="float"/>
          <table:table-cell office:value-type="string">
            <text:p>American</text:p>
          </table:table-cell>
          <table:table-cell office:value-type="string">
            <text:p>Happy #TT to my friends @AmericanAir . Hope the weather isn't causing you too many headaches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315" office:value-type="float"/>
          <table:table-cell office:value-type="string">
            <text:p>American</text:p>
          </table:table-cell>
          <table:table-cell office:value-type="string">
            <text:p>@AmericanAir Thank you for the quick customer service today. #RefundProcedureNotTooPainful I know that Winter Weather is not your fault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339" office:value-type="float"/>
          <table:table-cell office:value-type="string">
            <text:p>American</text:p>
          </table:table-cell>
          <table:table-cell office:value-type="string">
            <text:p>@AmericanAir thanks for getting back to me. how frequently are these weather advisories updated throughout the day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361" office:value-type="float"/>
          <table:table-cell office:value-type="string">
            <text:p>American</text:p>
          </table:table-cell>
          <table:table-cell office:value-type="string">
            <text:p>@AmericanAir flight BA1551 departing tomorrow (wednesday) - not Cancelled Flightled but how can anyone make it to the airport in this weather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367" office:value-type="float"/>
          <table:table-cell office:value-type="string">
            <text:p>American</text:p>
          </table:table-cell>
          <table:table-cell office:value-type="string">
            <text:p>@AmericanAir please can you tell me why DFW has a weather advisory and RDU does not? the entire state of NC has shut down from ice &amp;amp; snow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370" office:value-type="float"/>
          <table:table-cell office:value-type="string">
            <text:p>American</text:p>
          </table:table-cell>
          <table:table-cell office:value-type="string">
            <text:p>@AmericanAir when will you be issuing a weather advisory for RDU?? the entire state of NC has shut down from the overnight winter storm.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452" office:value-type="float"/>
          <table:table-cell office:value-type="string">
            <text:p>American</text:p>
          </table:table-cell>
          <table:table-cell office:value-type="string">
            <text:p>@AmericanAir I shared my experience several times (AA Ref#1-2990176298), but AA's response is senseless, weather was not the cause!!!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521" office:value-type="float"/>
          <table:table-cell office:value-type="string">
            <text:p>American</text:p>
          </table:table-cell>
          <table:table-cell office:value-type="string">
            <text:p>@AmericanAir its not weather thats why i said the other people received hotel rooms while the people at the end of the line did not get them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2853" office:value-type="float"/>
          <table:table-cell office:value-type="string">
            <text:p>American</text:p>
          </table:table-cell>
          <table:table-cell office:value-type="string">
            <text:p>@AmericanAir It's not about weather, it's logistics. Why should I hold for 90 minutes when you called me? Why not get more desk agents?</text:p>
          </table:table-cell>
          <table:table-cell office:value="3.2452851237086144" office:value-type="float"/>
          <table:table-cell office:value="0.0" office:value-type="float"/>
          <table:table-cell office:value="0.20453824752063213" office:value-type="float"/>
        </table:table-row>
        <table:table-row>
          <table:table-cell office:value="13398" office:value-type="float"/>
          <table:table-cell office:value-type="string">
            <text:p>American</text:p>
          </table:table-cell>
          <table:table-cell office:value-type="string">
            <text:p>@AmericanAir are you anticipating weather-reLate Flightd Cancelled Flightations for afternoon departures out of AUS today?</text:p>
          </table:table-cell>
          <table:table-cell office:value="2.433963842781461" office:value-type="float"/>
          <table:table-cell office:value="0.125" office:value-type="float"/>
          <table:table-cell office:value="0.20340368564047412" office:value-type="float"/>
        </table:table-row>
        <table:table-row>
          <table:table-cell office:value="13994" office:value-type="float"/>
          <table:table-cell office:value-type="string">
            <text:p>American</text:p>
          </table:table-cell>
          <table:table-cell office:value-type="string">
            <text:p>@AmericanAir So plot thickens. We're on plane but no ground crew to get us off gate. Apparently under the weather in large numbers....</text:p>
          </table:table-cell>
          <table:table-cell office:value="2.433963842781461" office:value-type="float"/>
          <table:table-cell office:value="0.113" office:value-type="float"/>
          <table:table-cell office:value="0.1986036856404741" office:value-type="float"/>
        </table:table-row>
        <table:table-row>
          <table:table-cell office:value="14175" office:value-type="float"/>
          <table:table-cell office:value-type="string">
            <text:p>American</text:p>
          </table:table-cell>
          <table:table-cell office:value-type="string">
            <text:p>@AmericanAir understand the weather but would be nice to hear an apology on the phone when you moved my flight to an inconvenient day</text:p>
          </table:table-cell>
          <table:table-cell office:value="2.433963842781461" office:value-type="float"/>
          <table:table-cell office:value="0.107" office:value-type="float"/>
          <table:table-cell office:value="0.1962036856404741" office:value-type="float"/>
        </table:table-row>
        <table:table-row>
          <table:table-cell office:value="14418" office:value-type="float"/>
          <table:table-cell office:value-type="string">
            <text:p>American</text:p>
          </table:table-cell>
          <table:table-cell office:value-type="string">
            <text:p>@AmericanAir two delayed flights today that weren't weather reLate Flightd. Keep up the good work!</text:p>
          </table:table-cell>
          <table:table-cell office:value="2.433963842781461" office:value-type="float"/>
          <table:table-cell office:value="0.105" office:value-type="float"/>
          <table:table-cell office:value="0.1954036856404741" office:value-type="float"/>
        </table:table-row>
        <table:table-row>
          <table:table-cell office:value="14603" office:value-type="float"/>
          <table:table-cell office:value-type="string">
            <text:p>American</text:p>
          </table:table-cell>
          <table:table-cell office:value-type="string">
            <text:p>@AmericanAir my flight out of TYR tomorrow was Cancelled Flighted due to weather. How long until a rebook?</text:p>
          </table:table-cell>
          <table:table-cell office:value="2.433963842781461" office:value-type="float"/>
          <table:table-cell office:value="0.105" office:value-type="float"/>
          <table:table-cell office:value="0.1954036856404741" office:value-type="float"/>
        </table:table-row>
        <table:table-row>
          <table:table-cell office:value="14550" office:value-type="float"/>
          <table:table-cell office:value-type="string">
            <text:p>American</text:p>
          </table:table-cell>
          <table:table-cell office:value-type="string">
            <text:p>@AmericanAir and how is this not a mechanical issue? All evidence points to the idea that it’s the ILS at CLL at fault, not the weather.</text:p>
          </table:table-cell>
          <table:table-cell office:value="2.433963842781461" office:value-type="float"/>
          <table:table-cell office:value="0.097" office:value-type="float"/>
          <table:table-cell office:value="0.1922036856404741" office:value-type="float"/>
        </table:table-row>
        <table:table-row>
          <table:table-cell office:value="12967" office:value-type="float"/>
          <table:table-cell office:value-type="string">
            <text:p>American</text:p>
          </table:table-cell>
          <table:table-cell office:value-type="string">
            <text:p>@AmericanAir AA1675 flight out of Jamaica was Cancelled Flightled yesterday due to "weather", while other flights were still landing at DFW</text:p>
          </table:table-cell>
          <table:table-cell office:value="2.433963842781461" office:value-type="float"/>
          <table:table-cell office:value="0.091" office:value-type="float"/>
          <table:table-cell office:value="0.18980368564047412" office:value-type="float"/>
        </table:table-row>
        <table:table-row>
          <table:table-cell office:value="12901" office:value-type="float"/>
          <table:table-cell office:value-type="string">
            <text:p>American</text:p>
          </table:table-cell>
          <table:table-cell office:value-type="string">
            <text:p>@AmericanAir Bad weather is understandable but your own pilot said that over 160 people called out and that ZERO bags are on the plane.</text:p>
          </table:table-cell>
          <table:table-cell office:value="2.433963842781461" office:value-type="float"/>
          <table:table-cell office:value="0.089" office:value-type="float"/>
          <table:table-cell office:value="0.1890036856404741" office:value-type="float"/>
        </table:table-row>
        <table:table-row>
          <table:table-cell office:value="13008" office:value-type="float"/>
          <table:table-cell office:value-type="string">
            <text:p>American</text:p>
          </table:table-cell>
          <table:table-cell office:value-type="string">
            <text:p>@AmericanAir been on hold to reserve award travel for over 1.5 hrs now. Anyone home?? Or is it a crazy weather issue? http://t.co/cEHrOeurC5</text:p>
          </table:table-cell>
          <table:table-cell office:value="2.433963842781461" office:value-type="float"/>
          <table:table-cell office:value="0.087" office:value-type="float"/>
          <table:table-cell office:value="0.1882036856404741" office:value-type="float"/>
        </table:table-row>
        <table:table-row>
          <table:table-cell office:value="13902" office:value-type="float"/>
          <table:table-cell office:value-type="string">
            <text:p>American</text:p>
          </table:table-cell>
          <table:table-cell office:value-type="string">
            <text:p>@americanair Any hints to get through to and stay connected with you to rearrange weather reLate Flightd Cancelled Flights? Hours in now w/nothing.</text:p>
          </table:table-cell>
          <table:table-cell office:value="2.433963842781461" office:value-type="float"/>
          <table:table-cell office:value="0.083" office:value-type="float"/>
          <table:table-cell office:value="0.1866036856404741" office:value-type="float"/>
        </table:table-row>
        <table:table-row>
          <table:table-cell office:value="13716" office:value-type="float"/>
          <table:table-cell office:value-type="string">
            <text:p>American</text:p>
          </table:table-cell>
          <table:table-cell office:value-type="string">
            <text:p>@AmericanAir I understand the weather issues. I don't understand how I was not notified of the Cancelled Flightlation, and had to realize it so Late Flight.</text:p>
          </table:table-cell>
          <table:table-cell office:value="2.433963842781461" office:value-type="float"/>
          <table:table-cell office:value="0.074" office:value-type="float"/>
          <table:table-cell office:value="0.1830036856404741" office:value-type="float"/>
        </table:table-row>
        <table:table-row>
          <table:table-cell office:value="13827" office:value-type="float"/>
          <table:table-cell office:value-type="string">
            <text:p>American</text:p>
          </table:table-cell>
          <table:table-cell office:value-type="string">
            <text:p>@AmericanAir You have a lot on your pLate Flight dealing with Cancelled Flightlations and weather tonite. Those are more important. I know you will respond.</text:p>
          </table:table-cell>
          <table:table-cell office:value="2.433963842781461" office:value-type="float"/>
          <table:table-cell office:value="0.074" office:value-type="float"/>
          <table:table-cell office:value="0.1830036856404741" office:value-type="float"/>
        </table:table-row>
        <table:table-row>
          <table:table-cell office:value="13753" office:value-type="float"/>
          <table:table-cell office:value-type="string">
            <text:p>American</text:p>
          </table:table-cell>
          <table:table-cell office:value-type="string">
            <text:p>@AmericanAir Get a new crystal ball. Cancelled Flight flights before weather hits to rebook me on flight during? Looking like 2 nights hotel on me.</text:p>
          </table:table-cell>
          <table:table-cell office:value="2.433963842781461" office:value-type="float"/>
          <table:table-cell office:value="0.073" office:value-type="float"/>
          <table:table-cell office:value="0.1826036856404741" office:value-type="float"/>
        </table:table-row>
        <table:table-row>
          <table:table-cell office:value="14151" office:value-type="float"/>
          <table:table-cell office:value-type="string">
            <text:p>American</text:p>
          </table:table-cell>
          <table:table-cell office:value-type="string">
            <text:p>@AmericanAir Hi AA friends! My sis's flight AA362 DFW&amp;gt;&amp;gt;MKE was Cancelled Flighted due to weather. Any way you can help here? What are her options?</text:p>
          </table:table-cell>
          <table:table-cell office:value="2.433963842781461" office:value-type="float"/>
          <table:table-cell office:value="0.066" office:value-type="float"/>
          <table:table-cell office:value="0.1798036856404741" office:value-type="float"/>
        </table:table-row>
        <table:table-row>
          <table:table-cell office:value="13106" office:value-type="float"/>
          <table:table-cell office:value-type="string">
            <text:p>American</text:p>
          </table:table-cell>
          <table:table-cell office:value-type="string">
            <text:p>@AmericanAir I paid seat upgrade b4 the severe weather. <text:s/>Got booked on another flight but did not get upgrade. Was calling to inquire. HELP!</text:p>
          </table:table-cell>
          <table:table-cell office:value="2.433963842781461" office:value-type="float"/>
          <table:table-cell office:value="0.063" office:value-type="float"/>
          <table:table-cell office:value="0.1786036856404741" office:value-type="float"/>
        </table:table-row>
        <table:table-row>
          <table:table-cell office:value="13399" office:value-type="float"/>
          <table:table-cell office:value-type="string">
            <text:p>American</text:p>
          </table:table-cell>
          <table:table-cell office:value-type="string">
            <text:p>@AmericanAir No worries. Don't blame you for weather.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3413" office:value-type="float"/>
          <table:table-cell office:value-type="string">
            <text:p>American</text:p>
          </table:table-cell>
          <table:table-cell office:value-type="string">
            <text:p>@AmericanAir it's not about the weather. It's about the fact that I can't get ahold of anyone to help. BUT you can tweet me back.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3610" office:value-type="float"/>
          <table:table-cell office:value-type="string">
            <text:p>American</text:p>
          </table:table-cell>
          <table:table-cell office:value-type="string">
            <text:p>@AmericanAir we have been rebooked due to weather, but need to change our reservation and fly on the 24th, instead of the 23rd.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3722" office:value-type="float"/>
          <table:table-cell office:value-type="string">
            <text:p>American</text:p>
          </table:table-cell>
          <table:table-cell office:value-type="string">
            <text:p>@AmericanAir have been waiting over THREE hours to talk to someone to rebook a flight due to weather. does call back service actually work??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3747" office:value-type="float"/>
          <table:table-cell office:value-type="string">
            <text:p>American</text:p>
          </table:table-cell>
          <table:table-cell office:value-type="string">
            <text:p>@americanair been calling your for 4+ hours to reschedule a flight to #DFW due to weather and your won't even let me stay on hold.....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3774" office:value-type="float"/>
          <table:table-cell office:value-type="string">
            <text:p>American</text:p>
          </table:table-cell>
          <table:table-cell office:value-type="string">
            <text:p>@AmericanAir Weather was not involved.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3949" office:value-type="float"/>
          <table:table-cell office:value-type="string">
            <text:p>American</text:p>
          </table:table-cell>
          <table:table-cell office:value-type="string">
            <text:p>@AmericanAir I know you can't control weather but you can control how you treat customers..#shafted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4004" office:value-type="float"/>
          <table:table-cell office:value-type="string">
            <text:p>American</text:p>
          </table:table-cell>
          <table:table-cell office:value-type="string">
            <text:p>@AmericanAir that's the number I called -it wouldn't let me speak to an agent because of the issues with weather today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4018" office:value-type="float"/>
          <table:table-cell office:value-type="string">
            <text:p>American</text:p>
          </table:table-cell>
          <table:table-cell office:value-type="string">
            <text:p>@AmericanAir all of these issues are not based on weather or things that are out of your control. These <text:s/>issues are based on negligence.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4371" office:value-type="float"/>
          <table:table-cell office:value-type="string">
            <text:p>American</text:p>
          </table:table-cell>
          <table:table-cell office:value-type="string">
            <text:p>@AmericanAir <text:s/>Dear American, when did 2 hour hold times become the industry standard? <text:s/>Have you heard of additional staffing during weather?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  <table:table-row>
          <table:table-cell office:value="14560" office:value-type="float"/>
          <table:table-cell office:value-type="string">
            <text:p>American</text:p>
          </table:table-cell>
          <table:table-cell office:value-type="string">
            <text:p>@AmericanAir weather is unavoidable. Understaffing is controllable</text:p>
          </table:table-cell>
          <table:table-cell office:value="2.433963842781461" office:value-type="float"/>
          <table:table-cell office:value="0.0" office:value-type="float"/>
          <table:table-cell office:value="0.153403685640474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5T16:32:27.210588</meta:creation-date>
    <dc:date>2023-02-15T16:32:27.294146</dc:date>
    <meta:generator>http://pypi.python.org/pypi/ezodf/0.1.0$Python3.10.6 (main, Nov 14 2022, 16:10:14) [GCC 11.3.0]</meta:generator>
    <meta:document-statistic/>
    <meta:editing-cycles>1</meta:editing-cycles>
  </office:meta>
</office:document-meta>
</file>